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Lohit Hindi2" svg:font-family="'Lohit Hindi'"/>
    <style:font-face style:name="Liberation Serif1" svg:font-family="'Liberation Serif'" style:font-family-generic="roman"/>
    <style:font-face style:name="Apple Chancery" svg:font-family="'Apple Chancery'" style:font-pitch="variable"/>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shadow="none"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12659"/>
    </style:style>
    <style:style style:name="P10" style:family="paragraph" style:parent-style-name="Standard">
      <style:text-properties officeooo:rsid="001fee87" officeooo:paragraph-rsid="00387e7f"/>
    </style:style>
    <style:style style:name="P11"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2" style:family="paragraph" style:parent-style-name="Standard">
      <style:text-properties fo:font-weight="bold" officeooo:rsid="001fee87" officeooo:paragraph-rsid="001fee87" style:font-weight-asian="bold" style:font-weight-complex="bold"/>
    </style:style>
    <style:style style:name="P13" style:family="paragraph" style:parent-style-name="Standard">
      <style:text-properties fo:font-weight="bold" officeooo:rsid="001fee87" officeooo:paragraph-rsid="00212a6c" style:font-weight-asian="bold" style:font-weight-complex="bold"/>
    </style:style>
    <style:style style:name="P14" style:family="paragraph" style:parent-style-name="Standard">
      <style:text-properties officeooo:rsid="0025145f" officeooo:paragraph-rsid="001fee87"/>
    </style:style>
    <style:style style:name="P15" style:family="paragraph" style:parent-style-name="Standard">
      <style:text-properties officeooo:rsid="0025145f" officeooo:paragraph-rsid="003ab53d"/>
    </style:style>
    <style:style style:name="P16" style:family="paragraph" style:parent-style-name="Standard">
      <style:text-properties officeooo:rsid="002999fc"/>
    </style:style>
    <style:style style:name="P17" style:family="paragraph" style:parent-style-name="Standard">
      <style:text-properties officeooo:rsid="001b77b5"/>
    </style:style>
    <style:style style:name="P18" style:family="paragraph" style:parent-style-name="Standard">
      <style:text-properties officeooo:rsid="001b77b5" officeooo:paragraph-rsid="001b77b5"/>
    </style:style>
    <style:style style:name="P19" style:family="paragraph" style:parent-style-name="Standard">
      <style:text-properties officeooo:paragraph-rsid="00212a6c"/>
    </style:style>
    <style:style style:name="P20" style:family="paragraph" style:parent-style-name="Standard">
      <style:text-properties officeooo:paragraph-rsid="002c5d65"/>
    </style:style>
    <style:style style:name="P21" style:family="paragraph" style:parent-style-name="Standard">
      <style:text-properties officeooo:rsid="002e7ecc" officeooo:paragraph-rsid="002e7ecc"/>
    </style:style>
    <style:style style:name="P22" style:family="paragraph" style:parent-style-name="Standard">
      <style:text-properties officeooo:rsid="003002ae" officeooo:paragraph-rsid="002e7ecc"/>
    </style:style>
    <style:style style:name="P23" style:family="paragraph" style:parent-style-name="Standard">
      <style:text-properties officeooo:rsid="002abdd2" officeooo:paragraph-rsid="002abdd2"/>
    </style:style>
    <style:style style:name="P24" style:family="paragraph" style:parent-style-name="Standard">
      <style:paragraph-properties fo:text-align="center" style:justify-single-word="false"/>
      <style:text-properties officeooo:rsid="00243df2" officeooo:paragraph-rsid="00243df2"/>
    </style:style>
    <style:style style:name="P25" style:family="paragraph" style:parent-style-name="Standard">
      <style:text-properties officeooo:rsid="0036aeee" officeooo:paragraph-rsid="0036aeee"/>
    </style:style>
    <style:style style:name="P26" style:family="paragraph" style:parent-style-name="Standard">
      <style:text-properties fo:font-style="italic" officeooo:rsid="001fee87" style:font-style-asian="italic" style:font-style-complex="italic"/>
    </style:style>
    <style:style style:name="P27"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28" style:family="paragraph" style:parent-style-name="Standard">
      <style:paragraph-properties fo:text-align="center" style:justify-single-word="false"/>
      <style:text-properties fo:font-style="italic" style:font-style-asian="italic" style:font-style-complex="italic"/>
    </style:style>
    <style:style style:name="P29" style:family="paragraph" style:parent-style-name="Standard">
      <style:paragraph-properties fo:text-align="center" style:justify-single-word="false"/>
      <style:text-properties fo:font-style="italic" officeooo:paragraph-rsid="001fee87" style:font-style-asian="italic" style:font-style-complex="italic"/>
    </style:style>
    <style:style style:name="P30" style:family="paragraph" style:parent-style-name="Standard">
      <style:text-properties officeooo:rsid="0027a9c8" officeooo:paragraph-rsid="001b77b5"/>
    </style:style>
    <style:style style:name="P31" style:family="paragraph" style:parent-style-name="Standard" style:master-page-name="Standard">
      <style:paragraph-properties style:page-number="auto"/>
      <style:text-properties officeooo:rsid="001fee87"/>
    </style:style>
    <style:style style:name="P32" style:family="paragraph" style:parent-style-name="Standard">
      <style:text-properties officeooo:rsid="003ab53d" officeooo:paragraph-rsid="0036aeee"/>
    </style:style>
    <style:style style:name="P33" style:family="paragraph" style:parent-style-name="Standard">
      <style:text-properties fo:font-weight="bold" officeooo:rsid="00373174" officeooo:paragraph-rsid="00373174" style:font-weight-asian="bold" style:font-weight-complex="bold"/>
    </style:style>
    <style:style style:name="P34" style:family="paragraph" style:parent-style-name="Standard">
      <style:text-properties fo:font-weight="bold" officeooo:rsid="00373174" officeooo:paragraph-rsid="00387e7f" style:font-weight-asian="bold" style:font-weight-complex="bold"/>
    </style:style>
    <style:style style:name="P35" style:family="paragraph" style:parent-style-name="Standard">
      <style:paragraph-properties fo:text-align="center" style:justify-single-word="false"/>
      <style:text-properties fo:font-weight="bold" officeooo:rsid="001fee87" officeooo:paragraph-rsid="005eab15" style:font-weight-asian="bold" style:font-weight-complex="bold"/>
    </style:style>
    <style:style style:name="P36" style:family="paragraph" style:parent-style-name="Standard">
      <style:paragraph-properties fo:text-align="center" style:justify-single-word="false"/>
      <style:text-properties fo:font-weight="bold" officeooo:rsid="0036aeee" officeooo:paragraph-rsid="005eab15" style:font-weight-asian="bold" style:font-weight-complex="bold"/>
    </style:style>
    <style:style style:name="P37" style:family="paragraph" style:parent-style-name="Standard">
      <style:text-properties officeooo:rsid="00373174" officeooo:paragraph-rsid="00373174"/>
    </style:style>
    <style:style style:name="P38" style:family="paragraph" style:parent-style-name="Standard">
      <style:text-properties officeooo:rsid="00373174" officeooo:paragraph-rsid="00387e7f"/>
    </style:style>
    <style:style style:name="P39"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40"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41"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2" style:family="paragraph" style:parent-style-name="Standard">
      <style:paragraph-properties fo:text-align="center" style:justify-single-word="false"/>
      <style:text-properties fo:font-style="italic" officeooo:rsid="001fee87" officeooo:paragraph-rsid="003f818f" style:font-style-asian="italic" style:font-style-complex="italic"/>
    </style:style>
    <style:style style:name="P43" style:family="paragraph" style:parent-style-name="Standard">
      <style:text-properties fo:font-style="italic" officeooo:paragraph-rsid="004a9b0f" style:font-style-asian="italic" style:font-style-complex="italic"/>
    </style:style>
    <style:style style:name="P44" style:family="paragraph" style:parent-style-name="Standard">
      <style:paragraph-properties fo:text-align="center" style:justify-single-word="false"/>
      <style:text-properties fo:font-style="italic" officeooo:paragraph-rsid="004e61a6" style:font-style-asian="italic" style:font-style-complex="italic"/>
    </style:style>
    <style:style style:name="P45" style:family="paragraph" style:parent-style-name="Standard">
      <style:paragraph-properties fo:text-align="center" style:justify-single-word="false"/>
      <style:text-properties fo:font-style="italic" officeooo:paragraph-rsid="004ebdda" style:font-style-asian="italic" style:font-style-complex="italic"/>
    </style:style>
    <style:style style:name="P46" style:family="paragraph" style:parent-style-name="Standard">
      <style:paragraph-properties fo:text-align="center" style:justify-single-word="false"/>
      <style:text-properties fo:font-style="italic" officeooo:paragraph-rsid="0054be49" style:font-style-asian="italic" style:font-style-complex="italic"/>
    </style:style>
    <style:style style:name="P47" style:family="paragraph" style:parent-style-name="Standard">
      <style:paragraph-properties fo:text-align="start" style:justify-single-word="false"/>
      <style:text-properties fo:font-style="italic" officeooo:paragraph-rsid="006549cb" style:font-style-asian="italic" style:font-style-complex="italic"/>
    </style:style>
    <style:style style:name="P48" style:family="paragraph" style:parent-style-name="Standard">
      <style:text-properties officeooo:rsid="003f06f9" officeooo:paragraph-rsid="001b77b5"/>
    </style:style>
    <style:style style:name="P49" style:family="paragraph" style:parent-style-name="Standard">
      <style:text-properties officeooo:rsid="001fee87"/>
    </style:style>
    <style:style style:name="P50" style:family="paragraph" style:parent-style-name="Standard">
      <style:text-properties officeooo:rsid="001fee87" officeooo:paragraph-rsid="001fee87"/>
    </style:style>
    <style:style style:name="P51" style:family="paragraph" style:parent-style-name="Standard">
      <style:paragraph-properties fo:text-align="justify" style:justify-single-word="false"/>
      <style:text-properties officeooo:rsid="001fee87" officeooo:paragraph-rsid="005af861"/>
    </style:style>
    <style:style style:name="P52" style:family="paragraph" style:parent-style-name="Standard">
      <style:paragraph-properties fo:text-align="center" style:justify-single-word="false"/>
      <style:text-properties officeooo:rsid="001fee87" officeooo:paragraph-rsid="00480514"/>
    </style:style>
    <style:style style:name="P53" style:family="paragraph" style:parent-style-name="Standard">
      <style:paragraph-properties fo:text-align="center" style:justify-single-word="false"/>
      <style:text-properties officeooo:rsid="001fee87" officeooo:paragraph-rsid="005af861"/>
    </style:style>
    <style:style style:name="P54" style:family="paragraph" style:parent-style-name="Standard">
      <style:text-properties officeooo:rsid="001fee87" officeooo:paragraph-rsid="00212a6c"/>
    </style:style>
    <style:style style:name="P55" style:family="paragraph" style:parent-style-name="Standard">
      <style:text-properties officeooo:rsid="001fee87" officeooo:paragraph-rsid="005a70e8"/>
    </style:style>
    <style:style style:name="P56" style:family="paragraph" style:parent-style-name="Standard">
      <style:text-properties officeooo:rsid="001fee87" officeooo:paragraph-rsid="005af861"/>
    </style:style>
    <style:style style:name="P57" style:family="paragraph" style:parent-style-name="Standard">
      <style:paragraph-properties fo:text-align="justify" style:justify-single-word="false"/>
      <style:text-properties officeooo:rsid="0033b2db" officeooo:paragraph-rsid="0033b2db"/>
    </style:style>
    <style:style style:name="P58" style:family="paragraph" style:parent-style-name="Standard">
      <style:paragraph-properties fo:text-align="center" style:justify-single-word="false"/>
      <style:text-properties officeooo:paragraph-rsid="00497879"/>
    </style:style>
    <style:style style:name="P59" style:family="paragraph" style:parent-style-name="Standard">
      <style:paragraph-properties fo:text-align="start" style:justify-single-word="false"/>
      <style:text-properties officeooo:paragraph-rsid="00243df2"/>
    </style:style>
    <style:style style:name="P60" style:family="paragraph" style:parent-style-name="Standard">
      <style:paragraph-properties fo:text-align="start" style:justify-single-word="false"/>
      <style:text-properties officeooo:paragraph-rsid="0041dbf1"/>
    </style:style>
    <style:style style:name="P61" style:family="paragraph" style:parent-style-name="Standard">
      <style:paragraph-properties fo:text-align="start" style:justify-single-word="false"/>
      <style:text-properties officeooo:paragraph-rsid="0043ed36"/>
    </style:style>
    <style:style style:name="P62" style:family="paragraph" style:parent-style-name="Standard">
      <style:paragraph-properties fo:text-align="start" style:justify-single-word="false"/>
      <style:text-properties officeooo:paragraph-rsid="00715533"/>
    </style:style>
    <style:style style:name="P63" style:family="paragraph" style:parent-style-name="Standard">
      <style:paragraph-properties fo:text-align="center" style:justify-single-word="false"/>
      <style:text-properties fo:font-size="16pt" officeooo:paragraph-rsid="00243df2" style:font-size-asian="16pt" style:font-size-complex="16pt"/>
    </style:style>
    <style:style style:name="P64" style:family="paragraph" style:parent-style-name="Standard">
      <style:text-properties style:font-name="Liberation Serif" fo:font-size="12pt" officeooo:paragraph-rsid="00480514" style:font-size-asian="12pt" style:font-size-complex="12pt"/>
    </style:style>
    <style:style style:name="P65"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66"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67" style:family="paragraph" style:parent-style-name="Standard">
      <style:text-properties style:font-name="Liberation Serif" fo:font-size="12pt" fo:font-style="normal" officeooo:paragraph-rsid="004a7db7" style:font-size-asian="12pt" style:font-style-asian="normal"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69"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70" style:family="paragraph" style:parent-style-name="Standard">
      <style:paragraph-properties fo:text-align="center" style:justify-single-word="false"/>
      <style:text-properties style:font-name="Liberation Serif" fo:font-size="12pt" fo:font-style="normal" fo:font-weight="bold" officeooo:paragraph-rsid="00497879" style:font-size-asian="12pt" style:font-style-asian="normal" style:font-weight-asian="bold" style:font-size-complex="12pt" style:font-style-complex="normal" style:font-weight-complex="bold"/>
    </style:style>
    <style:style style:name="P71"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72" style:family="paragraph" style:parent-style-name="Standard">
      <style:text-properties fo:font-size="12pt" officeooo:rsid="0036aeee" officeooo:paragraph-rsid="00617e42" style:font-size-asian="12pt" style:font-size-complex="12pt"/>
    </style:style>
    <style:style style:name="P73" style:family="paragraph" style:parent-style-name="Standard">
      <style:text-properties fo:font-size="12pt" officeooo:rsid="0036aeee" officeooo:paragraph-rsid="0063932d" style:font-size-asian="12pt" style:font-size-complex="12pt"/>
    </style:style>
    <style:style style:name="P74" style:family="paragraph" style:parent-style-name="Standard">
      <style:paragraph-properties fo:text-align="center" style:justify-single-word="false"/>
      <style:text-properties fo:font-size="12pt" officeooo:rsid="0036aeee" officeooo:paragraph-rsid="0063932d" style:font-size-asian="12pt" style:font-size-complex="12pt"/>
    </style:style>
    <style:style style:name="P75" style:family="paragraph" style:parent-style-name="Standard">
      <style:paragraph-properties fo:text-align="center" style:justify-single-word="false"/>
      <style:text-properties fo:font-size="12pt" officeooo:rsid="0036aeee" officeooo:paragraph-rsid="0066eae5" style:font-size-asian="12pt" style:font-size-complex="12pt"/>
    </style:style>
    <style:style style:name="P76" style:family="paragraph" style:parent-style-name="Standard">
      <style:text-properties fo:font-size="12pt" officeooo:rsid="0036aeee" officeooo:paragraph-rsid="006549cb" style:font-size-asian="12pt" style:font-size-complex="12pt"/>
    </style:style>
    <style:style style:name="P77" style:family="paragraph" style:parent-style-name="Standard">
      <style:text-properties fo:font-size="12pt" officeooo:rsid="0036aeee" officeooo:paragraph-rsid="0066eae5" style:font-size-asian="12pt" style:font-size-complex="12pt"/>
    </style:style>
    <style:style style:name="P78" style:family="paragraph" style:parent-style-name="Standard">
      <style:text-properties fo:font-size="12pt" officeooo:rsid="0036aeee" officeooo:paragraph-rsid="0067dbc0" style:font-size-asian="12pt" style:font-size-complex="12pt"/>
    </style:style>
    <style:style style:name="P79" style:family="paragraph" style:parent-style-name="Standard">
      <style:text-properties fo:font-size="12pt" officeooo:rsid="0036aeee" officeooo:paragraph-rsid="006b23da" style:font-size-asian="12pt" style:font-size-complex="12pt"/>
    </style:style>
    <style:style style:name="P80" style:family="paragraph" style:parent-style-name="Standard">
      <style:paragraph-properties fo:text-align="justify" style:justify-single-word="false"/>
      <style:text-properties fo:font-size="12pt" officeooo:rsid="0036aeee" officeooo:paragraph-rsid="006b23da" style:font-size-asian="12pt" style:font-size-complex="12pt"/>
    </style:style>
    <style:style style:name="P81" style:family="paragraph" style:parent-style-name="Standard">
      <style:paragraph-properties fo:text-align="justify" style:justify-single-word="false"/>
      <style:text-properties fo:font-size="12pt" officeooo:rsid="0036aeee" officeooo:paragraph-rsid="006ba4a2" style:font-size-asian="12pt" style:font-size-complex="12pt"/>
    </style:style>
    <style:style style:name="P82" style:family="paragraph" style:parent-style-name="Standard">
      <style:paragraph-properties fo:text-align="justify" style:justify-single-word="false"/>
      <style:text-properties fo:font-size="12pt" officeooo:rsid="0036aeee" officeooo:paragraph-rsid="0067dbc0" style:font-size-asian="12pt" style:font-size-complex="12pt"/>
    </style:style>
    <style:style style:name="P83" style:family="paragraph" style:parent-style-name="Standard">
      <style:paragraph-properties fo:text-align="justify" style:justify-single-word="false"/>
      <style:text-properties fo:font-size="12pt" officeooo:rsid="0036aeee" officeooo:paragraph-rsid="0063932d" style:font-size-asian="12pt" style:font-size-complex="12pt"/>
    </style:style>
    <style:style style:name="P84" style:family="paragraph" style:parent-style-name="Standard">
      <style:paragraph-properties fo:text-align="justify" style:justify-single-word="false"/>
      <style:text-properties fo:font-size="12pt" officeooo:rsid="0036aeee" officeooo:paragraph-rsid="0066eae5" style:font-size-asian="12pt" style:font-size-complex="12pt"/>
    </style:style>
    <style:style style:name="P85" style:family="paragraph" style:parent-style-name="Standard">
      <style:paragraph-properties fo:text-align="justify" style:justify-single-word="false"/>
      <style:text-properties fo:font-size="12pt" officeooo:rsid="0036aeee" officeooo:paragraph-rsid="00617e42" style:font-size-asian="12pt" style:font-size-complex="12pt"/>
    </style:style>
    <style:style style:name="P86" style:family="paragraph" style:parent-style-name="Standard">
      <style:paragraph-properties fo:text-align="justify" style:justify-single-word="false"/>
      <style:text-properties fo:font-size="12pt" officeooo:rsid="0036aeee" officeooo:paragraph-rsid="006c7323" style:font-size-asian="12pt" style:font-size-complex="12pt"/>
    </style:style>
    <style:style style:name="P87" style:family="paragraph" style:parent-style-name="Standard">
      <style:text-properties fo:font-size="12pt" officeooo:rsid="0036aeee" officeooo:paragraph-rsid="006c7323" style:font-size-asian="12pt" style:font-size-complex="12pt"/>
    </style:style>
    <style:style style:name="P88" style:family="paragraph" style:parent-style-name="Standard">
      <style:text-properties fo:font-size="12pt" officeooo:rsid="0036aeee" officeooo:paragraph-rsid="006ddc1d" style:font-size-asian="12pt" style:font-size-complex="12pt"/>
    </style:style>
    <style:style style:name="P89" style:family="paragraph" style:parent-style-name="Standard">
      <style:text-properties fo:font-size="12pt" officeooo:rsid="0036aeee" officeooo:paragraph-rsid="006f1ff3" style:font-size-asian="12pt" style:font-size-complex="12pt"/>
    </style:style>
    <style:style style:name="P90" style:family="paragraph" style:parent-style-name="Standard">
      <style:paragraph-properties fo:text-align="center" style:justify-single-word="false"/>
      <style:text-properties fo:font-size="12pt" fo:font-style="italic" fo:font-weight="normal" officeooo:rsid="0036aeee" officeooo:paragraph-rsid="00617e42"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center" style:justify-single-word="false"/>
      <style:text-properties fo:font-size="12pt" fo:font-style="italic" fo:font-weight="normal" officeooo:rsid="0036aeee" officeooo:paragraph-rsid="006dbbd3" style:font-size-asian="12pt" style:font-style-asian="italic" style:font-weight-asian="normal" style:font-size-complex="12pt" style:font-style-complex="italic" style:font-weight-complex="normal"/>
    </style:style>
    <style:style style:name="P92" style:family="paragraph" style:parent-style-name="Standard">
      <style:paragraph-properties fo:text-align="center" style:justify-single-word="false"/>
      <style:text-properties fo:font-size="12pt" fo:font-style="italic" officeooo:rsid="0036aeee" officeooo:paragraph-rsid="0067dbc0" style:font-size-asian="12pt" style:font-style-asian="italic" style:font-size-complex="12pt" style:font-style-complex="italic"/>
    </style:style>
    <style:style style:name="P93" style:family="paragraph" style:parent-style-name="Standard">
      <style:paragraph-properties fo:text-align="center" style:justify-single-word="false"/>
      <style:text-properties fo:font-size="12pt" fo:font-style="italic" officeooo:rsid="0036aeee" officeooo:paragraph-rsid="006b23da" style:font-size-asian="12pt" style:font-style-asian="italic" style:font-size-complex="12pt" style:font-style-complex="italic"/>
    </style:style>
    <style:style style:name="P94" style:family="paragraph" style:parent-style-name="Standard">
      <style:paragraph-properties fo:text-align="center" style:justify-single-word="false"/>
      <style:text-properties fo:font-size="12pt" fo:font-style="italic" officeooo:rsid="0036aeee" officeooo:paragraph-rsid="006c7323" style:font-size-asian="12pt" style:font-style-asian="italic" style:font-size-complex="12pt" style:font-style-complex="italic"/>
    </style:style>
    <style:style style:name="P95" style:family="paragraph" style:parent-style-name="Standard">
      <style:paragraph-properties fo:text-align="center" style:justify-single-word="false"/>
      <style:text-properties fo:font-size="12pt" fo:font-style="italic" officeooo:rsid="0036aeee" officeooo:paragraph-rsid="006f1ff3" style:font-size-asian="12pt" style:font-style-asian="italic" style:font-size-complex="12pt" style:font-style-complex="italic"/>
    </style:style>
    <style:style style:name="P96" style:family="paragraph" style:parent-style-name="Standard">
      <style:paragraph-properties fo:text-align="center" style:justify-single-word="false"/>
      <style:text-properties fo:font-size="12pt" fo:font-style="italic" officeooo:rsid="0036aeee" officeooo:paragraph-rsid="006fb83a" style:font-size-asian="12pt" style:font-style-asian="italic" style:font-size-complex="12pt" style:font-style-complex="italic"/>
    </style:style>
    <style:style style:name="P97" style:family="paragraph" style:parent-style-name="Standard">
      <style:paragraph-properties fo:text-align="justify" style:justify-single-word="false"/>
      <style:text-properties fo:font-style="normal" fo:font-weight="normal" officeooo:rsid="001fee87" officeooo:paragraph-rsid="005af861" style:font-style-asian="normal" style:font-weight-asian="normal" style:font-style-complex="normal" style:font-weight-complex="normal"/>
    </style:style>
    <style:style style:name="P98" style:family="paragraph" style:parent-style-name="Standard">
      <style:text-properties officeooo:paragraph-rsid="004a9b0f"/>
    </style:style>
    <style:style style:name="P99" style:family="paragraph" style:parent-style-name="Standard">
      <style:paragraph-properties fo:text-align="justify" style:justify-single-word="false"/>
      <style:text-properties officeooo:paragraph-rsid="00480514"/>
    </style:style>
    <style:style style:name="P100" style:family="paragraph" style:parent-style-name="Standard">
      <style:paragraph-properties fo:text-align="justify" style:justify-single-word="false"/>
      <style:text-properties officeooo:paragraph-rsid="004c3f44"/>
    </style:style>
    <style:style style:name="P101" style:family="paragraph" style:parent-style-name="Standard">
      <style:paragraph-properties fo:text-align="justify" style:justify-single-word="false"/>
      <style:text-properties officeooo:paragraph-rsid="004ebdda"/>
    </style:style>
    <style:style style:name="P102" style:family="paragraph" style:parent-style-name="Standard">
      <style:paragraph-properties fo:text-align="justify" style:justify-single-word="false"/>
      <style:text-properties officeooo:paragraph-rsid="00537a88"/>
    </style:style>
    <style:style style:name="P103" style:family="paragraph" style:parent-style-name="Standard">
      <style:paragraph-properties fo:text-align="justify" style:justify-single-word="false"/>
      <style:text-properties officeooo:paragraph-rsid="0054be49"/>
    </style:style>
    <style:style style:name="P104" style:family="paragraph" style:parent-style-name="Standard">
      <style:text-properties officeooo:paragraph-rsid="0053008b"/>
    </style:style>
    <style:style style:name="P105" style:family="paragraph" style:parent-style-name="Standard">
      <style:text-properties officeooo:rsid="0036aeee" officeooo:paragraph-rsid="0036aeee"/>
    </style:style>
    <style:style style:name="P106" style:family="paragraph" style:parent-style-name="Standard">
      <style:paragraph-properties fo:text-align="justify" style:justify-single-word="false"/>
      <style:text-properties officeooo:rsid="0036aeee" officeooo:paragraph-rsid="005eab15"/>
    </style:style>
    <style:style style:name="P107" style:family="paragraph" style:parent-style-name="Standard">
      <style:paragraph-properties fo:text-align="justify" style:justify-single-word="false"/>
      <style:text-properties officeooo:rsid="0036aeee" officeooo:paragraph-rsid="00603878"/>
    </style:style>
    <style:style style:name="P108" style:family="paragraph" style:parent-style-name="Standard">
      <style:text-properties officeooo:rsid="0036aeee" officeooo:paragraph-rsid="006b23da"/>
    </style:style>
    <style:style style:name="P109" style:family="paragraph" style:parent-style-name="Standard">
      <style:text-properties officeooo:rsid="0036aeee" officeooo:paragraph-rsid="0071dd41"/>
    </style:style>
    <style:style style:name="P110" style:family="paragraph" style:parent-style-name="Standard">
      <style:text-properties fo:font-size="32pt" officeooo:rsid="0036aeee" officeooo:paragraph-rsid="0071dd41" style:font-size-asian="32pt" style:font-size-complex="32pt"/>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fo:font-style="italic" officeooo:rsid="0040e497" style:font-style-asian="italic" style:font-style-complex="italic"/>
    </style:style>
    <style:style style:name="T7" style:family="text">
      <style:text-properties fo:font-style="italic" officeooo:rsid="005af861" style:font-style-asian="italic" style:font-style-complex="italic"/>
    </style:style>
    <style:style style:name="T8" style:family="text">
      <style:text-properties fo:font-style="italic" officeooo:rsid="005c1fb3" style:font-style-asian="italic" style:font-style-complex="italic"/>
    </style:style>
    <style:style style:name="T9" style:family="text">
      <style:text-properties fo:font-style="italic" officeooo:rsid="00603878" style:font-style-asian="italic" style:font-style-complex="italic"/>
    </style:style>
    <style:style style:name="T10" style:family="text">
      <style:text-properties fo:font-style="italic" officeooo:rsid="00617e42" style:font-style-asian="italic" style:font-style-complex="italic"/>
    </style:style>
    <style:style style:name="T11" style:family="text">
      <style:text-properties fo:font-style="italic" officeooo:rsid="0063932d" style:font-style-asian="italic" style:font-style-complex="italic"/>
    </style:style>
    <style:style style:name="T12" style:family="text">
      <style:text-properties fo:font-style="italic" officeooo:rsid="0067dbc0" style:font-style-asian="italic" style:font-style-complex="italic"/>
    </style:style>
    <style:style style:name="T13" style:family="text">
      <style:text-properties fo:font-style="italic" officeooo:rsid="006b23da" style:font-style-asian="italic" style:font-style-complex="italic"/>
    </style:style>
    <style:style style:name="T14" style:family="text">
      <style:text-properties fo:font-style="italic" officeooo:rsid="006ba4a2" style:font-style-asian="italic" style:font-style-complex="italic"/>
    </style:style>
    <style:style style:name="T15" style:family="text">
      <style:text-properties fo:font-style="italic" officeooo:rsid="006dbbd3" style:font-style-asian="italic" style:font-style-complex="italic"/>
    </style:style>
    <style:style style:name="T16" style:family="text">
      <style:text-properties fo:font-style="italic" officeooo:rsid="006ddc1d" style:font-style-asian="italic" style:font-style-complex="italic"/>
    </style:style>
    <style:style style:name="T17" style:family="text">
      <style:text-properties fo:font-style="italic" officeooo:rsid="006f1ff3" style:font-style-asian="italic" style:font-style-complex="italic"/>
    </style:style>
    <style:style style:name="T18" style:family="text">
      <style:text-properties fo:font-style="italic" fo:font-weight="bold" officeooo:rsid="0033b2db" style:font-style-asian="italic" style:font-weight-asian="bold" style:font-style-complex="italic" style:font-weight-complex="bold"/>
    </style:style>
    <style:style style:name="T19" style:family="text">
      <style:text-properties officeooo:rsid="001a6198"/>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officeooo:rsid="002e7ecc" style:font-style-asian="italic" style:font-style-complex="italic"/>
    </style:style>
    <style:style style:name="T22" style:family="text">
      <style:text-properties style:text-position="sub 58%" fo:font-style="italic" officeooo:rsid="002abdd2" style:font-style-asian="italic" style:font-style-complex="italic"/>
    </style:style>
    <style:style style:name="T23" style:family="text">
      <style:text-properties style:text-position="sub 58%" fo:font-style="italic" officeooo:rsid="001fee87" style:font-style-asian="italic" style:font-style-complex="italic"/>
    </style:style>
    <style:style style:name="T24" style:family="text">
      <style:text-properties style:text-position="sub 58%" fo:font-style="italic" officeooo:rsid="0033b2db" style:font-style-asian="italic" style:font-style-complex="italic"/>
    </style:style>
    <style:style style:name="T25" style:family="text">
      <style:text-properties style:text-position="sub 58%" fo:font-style="italic" officeooo:rsid="005af861" style:font-style-asian="italic" style:font-style-complex="italic"/>
    </style:style>
    <style:style style:name="T26" style:family="text">
      <style:text-properties style:text-position="sub 58%" fo:font-style="italic" officeooo:rsid="00603878" style:font-style-asian="italic" style:font-style-complex="italic"/>
    </style:style>
    <style:style style:name="T27" style:family="text">
      <style:text-properties style:text-position="sub 58%" fo:font-style="italic" officeooo:rsid="0067dbc0" style:font-style-asian="italic" style:font-style-complex="italic"/>
    </style:style>
    <style:style style:name="T28" style:family="text">
      <style:text-properties style:text-position="sub 58%" fo:font-style="italic" officeooo:rsid="006b23da" style:font-style-asian="italic" style:font-style-complex="italic"/>
    </style:style>
    <style:style style:name="T29" style:family="text">
      <style:text-properties style:text-position="sub 58%" fo:font-style="italic" officeooo:rsid="006ddc1d" style:font-style-asian="italic" style:font-style-complex="italic"/>
    </style:style>
    <style:style style:name="T30" style:family="text">
      <style:text-properties style:text-position="sub 58%" fo:font-style="italic" officeooo:rsid="006f1ff3" style:font-style-asian="italic" style:font-style-complex="italic"/>
    </style:style>
    <style:style style:name="T31" style:family="text">
      <style:text-properties style:text-position="sub 58%" officeooo:rsid="00312659"/>
    </style:style>
    <style:style style:name="T32" style:family="text">
      <style:text-properties style:text-position="sub 58%" style:font-name="Liberation Serif" fo:font-size="12pt" officeooo:rsid="004c3f44" style:font-size-asian="12pt" style:font-size-complex="12pt"/>
    </style:style>
    <style:style style:name="T33" style:family="text">
      <style:text-properties style:text-position="sub 58%" style:font-name="Liberation Serif" fo:font-size="12pt" fo:font-style="italic" officeooo:rsid="004c3f44" style:font-size-asian="12pt" style:font-style-asian="italic" style:font-size-complex="12pt" style:font-style-complex="italic"/>
    </style:style>
    <style:style style:name="T34" style:family="text">
      <style:text-properties style:text-position="sub 58%" officeooo:rsid="00617e42"/>
    </style:style>
    <style:style style:name="T35" style:family="text">
      <style:text-properties style:text-position="sub 58%" officeooo:rsid="0067dbc0"/>
    </style:style>
    <style:style style:name="T36" style:family="text">
      <style:text-properties style:text-position="sub 58%" officeooo:rsid="006b23da"/>
    </style:style>
    <style:style style:name="T37" style:family="text">
      <style:text-properties style:text-position="sub 58%" officeooo:rsid="006c7323"/>
    </style:style>
    <style:style style:name="T38" style:family="text">
      <style:text-properties style:text-position="sub 58%" officeooo:rsid="006dbbd3"/>
    </style:style>
    <style:style style:name="T39" style:family="text">
      <style:text-properties style:text-position="sub 58%" officeooo:rsid="006f1ff3"/>
    </style:style>
    <style:style style:name="T40" style:family="text">
      <style:text-properties style:text-position="sub 58%" officeooo:rsid="006fb83a"/>
    </style:style>
    <style:style style:name="T41" style:family="text">
      <style:text-properties style:text-position="sub 58%" fo:font-size="12pt" officeooo:rsid="0071dd41" style:font-size-asian="12pt" style:font-size-complex="12pt"/>
    </style:style>
    <style:style style:name="T42" style:family="text">
      <style:text-properties style:text-position="sub 58%" fo:font-size="12pt" fo:font-style="italic" officeooo:rsid="0071dd41" style:font-size-asian="12pt" style:font-style-asian="italic" style:font-size-complex="12pt" style:font-style-complex="italic"/>
    </style:style>
    <style:style style:name="T43" style:family="text">
      <style:text-properties style:text-position="sub 58%" fo:font-size="12pt" fo:font-style="normal" officeooo:rsid="0071dd41" style:font-size-asian="12pt" style:font-style-asian="normal" style:font-size-complex="12pt" style:font-style-complex="normal"/>
    </style:style>
    <style:style style:name="T44" style:family="text">
      <style:text-properties fo:font-size="14pt" fo:font-weight="bold" style:font-size-asian="14pt" style:font-weight-asian="bold" style:font-size-complex="14pt" style:font-weight-complex="bold"/>
    </style:style>
    <style:style style:name="T45" style:family="text">
      <style:text-properties fo:font-size="14pt" fo:font-weight="bold" officeooo:rsid="001fee87" style:font-size-asian="14pt" style:font-weight-asian="bold" style:font-size-complex="14pt" style:font-weight-complex="bold"/>
    </style:style>
    <style:style style:name="T46" style:family="text">
      <style:text-properties fo:font-size="14pt" fo:font-weight="bold" officeooo:rsid="0041dbf1" style:font-size-asian="14pt" style:font-weight-asian="bold" style:font-size-complex="14pt" style:font-weight-complex="bold"/>
    </style:style>
    <style:style style:name="T47" style:family="text">
      <style:text-properties fo:font-size="14pt" fo:font-weight="bold" officeooo:rsid="00437edf" style:font-size-asian="14pt" style:font-weight-asian="bold" style:font-size-complex="14pt" style:font-weight-complex="bold"/>
    </style:style>
    <style:style style:name="T48" style:family="text">
      <style:text-properties fo:font-size="14pt" fo:font-weight="bold" officeooo:rsid="0043ed36" style:font-size-asian="14pt" style:font-weight-asian="bold" style:font-size-complex="14pt" style:font-weight-complex="bold"/>
    </style:style>
    <style:style style:name="T49" style:family="text">
      <style:text-properties fo:font-size="14pt" fo:font-weight="bold" officeooo:rsid="00480514" style:font-size-asian="14pt" style:font-weight-asian="bold" style:font-size-complex="14pt" style:font-weight-complex="bold"/>
    </style:style>
    <style:style style:name="T50" style:family="text">
      <style:text-properties fo:font-size="14pt" fo:font-weight="bold" officeooo:rsid="0058c79f" style:font-size-asian="14pt" style:font-weight-asian="bold" style:font-size-complex="14pt" style:font-weight-complex="bold"/>
    </style:style>
    <style:style style:name="T51" style:family="text">
      <style:text-properties fo:font-size="14pt" fo:font-weight="bold" officeooo:rsid="002c5d65" style:font-size-asian="14pt" style:font-weight-asian="bold" style:font-size-complex="14pt" style:font-weight-complex="bold"/>
    </style:style>
    <style:style style:name="T52" style:family="text">
      <style:text-properties fo:font-size="14pt" fo:font-weight="bold" officeooo:rsid="0033b2db" style:font-size-asian="14pt" style:font-weight-asian="bold" style:font-size-complex="14pt" style:font-weight-complex="bold"/>
    </style:style>
    <style:style style:name="T53" style:family="text">
      <style:text-properties fo:font-size="14pt" fo:font-weight="bold" officeooo:rsid="00715533" style:font-size-asian="14pt" style:font-weight-asian="bold" style:font-size-complex="14pt" style:font-weight-complex="bold"/>
    </style:style>
    <style:style style:name="T54" style:family="text">
      <style:text-properties fo:font-size="14pt" fo:font-weight="bold" officeooo:rsid="0071dd41" style:font-size-asian="14pt" style:font-weight-asian="bold" style:font-size-complex="14pt" style:font-weight-complex="bold"/>
    </style:style>
    <style:style style:name="T55" style:family="text">
      <style:text-properties officeooo:rsid="002680a0"/>
    </style:style>
    <style:style style:name="T56" style:family="text">
      <style:text-properties officeooo:rsid="0027a9c8"/>
    </style:style>
    <style:style style:name="T57" style:family="text">
      <style:text-properties fo:font-weight="bold" style:font-weight-asian="bold" style:font-weight-complex="bold"/>
    </style:style>
    <style:style style:name="T58" style:family="text">
      <style:text-properties fo:font-weight="bold" officeooo:rsid="001b77b5" style:font-weight-asian="bold" style:font-weight-complex="bold"/>
    </style:style>
    <style:style style:name="T59" style:family="text">
      <style:text-properties fo:font-weight="bold" officeooo:rsid="001fee87" style:font-weight-asian="bold" style:font-weight-complex="bold"/>
    </style:style>
    <style:style style:name="T60" style:family="text">
      <style:text-properties fo:font-weight="bold" officeooo:rsid="002c5d65" style:font-weight-asian="bold" style:font-weight-complex="bold"/>
    </style:style>
    <style:style style:name="T61" style:family="text">
      <style:text-properties fo:font-weight="bold" officeooo:rsid="0033b2db" style:font-weight-asian="bold" style:font-weight-complex="bold"/>
    </style:style>
    <style:style style:name="T62" style:family="text">
      <style:text-properties fo:font-weight="bold" officeooo:rsid="00243df2" style:font-weight-asian="bold" style:font-weight-complex="bold"/>
    </style:style>
    <style:style style:name="T63" style:family="text">
      <style:text-properties fo:font-weight="bold" officeooo:rsid="006dbbd3" style:font-weight-asian="bold" style:font-weight-complex="bold"/>
    </style:style>
    <style:style style:name="T64" style:family="text">
      <style:text-properties officeooo:rsid="002abdd2"/>
    </style:style>
    <style:style style:name="T65" style:family="text">
      <style:text-properties officeooo:rsid="002c5d65"/>
    </style:style>
    <style:style style:name="T66" style:family="text">
      <style:text-properties officeooo:rsid="002dea21"/>
    </style:style>
    <style:style style:name="T67" style:family="text">
      <style:text-properties officeooo:rsid="002e7ecc"/>
    </style:style>
    <style:style style:name="T68" style:family="text">
      <style:text-properties officeooo:rsid="003002ae"/>
    </style:style>
    <style:style style:name="T69" style:family="text">
      <style:text-properties officeooo:rsid="00312659"/>
    </style:style>
    <style:style style:name="T70" style:family="text">
      <style:text-properties officeooo:rsid="00314d74"/>
    </style:style>
    <style:style style:name="T71" style:family="text">
      <style:text-properties officeooo:rsid="00326de7"/>
    </style:style>
    <style:style style:name="T72" style:family="text">
      <style:text-properties officeooo:rsid="0032a32e"/>
    </style:style>
    <style:style style:name="T73" style:family="text">
      <style:text-properties officeooo:rsid="00373174"/>
    </style:style>
    <style:style style:name="T74" style:family="text">
      <style:text-properties officeooo:rsid="0039753f"/>
    </style:style>
    <style:style style:name="T75" style:family="text">
      <style:text-properties officeooo:rsid="003ab53d"/>
    </style:style>
    <style:style style:name="T76" style:family="text">
      <style:text-properties officeooo:rsid="003bcc33"/>
    </style:style>
    <style:style style:name="T77" style:family="text">
      <style:text-properties officeooo:rsid="003f06f9"/>
    </style:style>
    <style:style style:name="T78" style:family="text">
      <style:text-properties officeooo:rsid="003f818f"/>
    </style:style>
    <style:style style:name="T79" style:family="text">
      <style:text-properties officeooo:rsid="0040e497"/>
    </style:style>
    <style:style style:name="T80" style:family="text">
      <style:text-properties officeooo:rsid="00480514"/>
    </style:style>
    <style:style style:name="T81"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82"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3"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4"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5"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6"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7"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8"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9"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0"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1"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92"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93"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94"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95" style:family="text">
      <style:text-properties fo:color="#000000" style:text-outline="false" style:text-line-through-style="none" fo:text-shadow="none" style:text-underline-style="none" officeooo:rsid="00497879" style:font-name-asian="FuturaBlack BT" style:font-name-complex="FuturaBlack BT" style:text-emphasize="none" style:text-overline-style="none" style:text-overline-color="font-color"/>
    </style:style>
    <style:style style:name="T96"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97" style:family="text">
      <style:text-properties fo:color="#000000" style:text-outline="false" style:text-line-through-style="none" fo:text-shadow="none" style:text-underline-style="none" officeooo:rsid="0066eae5" style:font-name-asian="FuturaBlack BT" style:font-name-complex="FuturaBlack BT" style:text-emphasize="none" style:text-overline-style="none" style:text-overline-color="font-color"/>
    </style:style>
    <style:style style:name="T98" style:family="text">
      <style:text-properties style:font-name="Liberation Serif" fo:font-size="12pt" officeooo:rsid="00463764" style:font-size-asian="12pt" style:font-size-complex="12pt"/>
    </style:style>
    <style:style style:name="T99" style:family="text">
      <style:text-properties style:font-name="Liberation Serif" fo:font-size="12pt" officeooo:rsid="004a9b0f" style:font-size-asian="12pt" style:font-size-complex="12pt"/>
    </style:style>
    <style:style style:name="T100" style:family="text">
      <style:text-properties style:font-name="Liberation Serif" fo:font-size="12pt" officeooo:rsid="004c3f44" style:font-size-asian="12pt" style:font-size-complex="12pt"/>
    </style:style>
    <style:style style:name="T101" style:family="text">
      <style:text-properties style:font-name="Liberation Serif" fo:font-size="12pt" officeooo:rsid="004e61a6" style:font-size-asian="12pt" style:font-size-complex="12pt"/>
    </style:style>
    <style:style style:name="T102" style:family="text">
      <style:text-properties style:font-name="Liberation Serif" fo:font-size="12pt" officeooo:rsid="004ebdda" style:font-size-asian="12pt" style:font-size-complex="12pt"/>
    </style:style>
    <style:style style:name="T103" style:family="text">
      <style:text-properties style:font-name="Liberation Serif" fo:font-size="12pt" officeooo:rsid="00518149" style:font-size-asian="12pt" style:font-size-complex="12pt"/>
    </style:style>
    <style:style style:name="T104" style:family="text">
      <style:text-properties style:font-name="Liberation Serif" fo:font-size="12pt" officeooo:rsid="00537a88" style:font-size-asian="12pt" style:font-size-complex="12pt"/>
    </style:style>
    <style:style style:name="T105" style:family="text">
      <style:text-properties style:font-name="Liberation Serif" fo:font-size="12pt" officeooo:rsid="0054be49" style:font-size-asian="12pt" style:font-size-complex="12pt"/>
    </style:style>
    <style:style style:name="T106" style:family="text">
      <style:text-properties style:font-name="Liberation Serif" fo:font-size="12pt" officeooo:rsid="00560959" style:font-size-asian="12pt" style:font-size-complex="12pt"/>
    </style:style>
    <style:style style:name="T107" style:family="text">
      <style:text-properties style:font-name="Liberation Serif" fo:font-size="12pt" fo:font-style="italic" officeooo:rsid="004a9b0f" style:font-size-asian="12pt" style:font-style-asian="italic" style:font-size-complex="12pt" style:font-style-complex="italic"/>
    </style:style>
    <style:style style:name="T108" style:family="text">
      <style:text-properties style:font-name="Liberation Serif" fo:font-size="12pt" fo:font-style="italic" officeooo:rsid="004e61a6" style:font-size-asian="12pt" style:font-style-asian="italic" style:font-size-complex="12pt" style:font-style-complex="italic"/>
    </style:style>
    <style:style style:name="T109" style:family="text">
      <style:text-properties style:font-name="Liberation Serif" fo:font-size="12pt" fo:font-style="italic" officeooo:rsid="004ebdda" style:font-size-asian="12pt" style:font-style-asian="italic" style:font-size-complex="12pt" style:font-style-complex="italic"/>
    </style:style>
    <style:style style:name="T110" style:family="text">
      <style:text-properties style:font-name="Liberation Serif" fo:font-size="12pt" fo:font-style="italic" officeooo:rsid="00537a88" style:font-size-asian="12pt" style:font-style-asian="italic" style:font-size-complex="12pt" style:font-style-complex="italic"/>
    </style:style>
    <style:style style:name="T111" style:family="text">
      <style:text-properties style:font-name="Liberation Serif" fo:font-size="12pt" fo:font-style="italic" officeooo:rsid="00480514" style:font-size-asian="12pt" style:font-style-asian="italic" style:font-size-complex="12pt" style:font-style-complex="italic"/>
    </style:style>
    <style:style style:name="T112" style:family="text">
      <style:text-properties style:font-name="Liberation Serif" fo:font-size="12pt" fo:font-style="normal" officeooo:rsid="004e61a6" style:font-size-asian="12pt" style:font-style-asian="normal" style:font-size-complex="12pt" style:font-style-complex="normal"/>
    </style:style>
    <style:style style:name="T113" style:family="text">
      <style:text-properties style:font-name="Liberation Serif" fo:font-size="12pt" officeooo:rsid="004e61a6" style:font-name-asian="Times New Roman" style:font-size-asian="12pt" style:font-name-complex="Times New Roman" style:font-size-complex="12pt"/>
    </style:style>
    <style:style style:name="T114" style:family="text">
      <style:text-properties style:font-name="Liberation Serif" fo:font-size="12pt" officeooo:rsid="004ebdda" style:font-name-asian="Times New Roman" style:font-size-asian="12pt" style:font-name-complex="Times New Roman" style:font-size-complex="12pt"/>
    </style:style>
    <style:style style:name="T115" style:family="text">
      <style:text-properties style:font-name="Liberation Serif" fo:font-size="12pt" officeooo:rsid="004ebdda" style:font-name-asian="Liberation Serif1" style:font-size-asian="12pt" style:font-name-complex="Liberation Serif1" style:font-size-complex="12pt"/>
    </style:style>
    <style:style style:name="T116" style:family="text">
      <style:text-properties style:font-name="Liberation Serif" fo:font-size="12pt" officeooo:rsid="00537a88" style:font-name-asian="Liberation Serif1" style:font-size-asian="12pt" style:font-name-complex="Liberation Serif1" style:font-size-complex="12pt"/>
    </style:style>
    <style:style style:name="T117" style:family="text">
      <style:text-properties fo:font-size="12pt" style:font-size-asian="12pt" style:font-size-complex="12pt"/>
    </style:style>
    <style:style style:name="T118" style:family="text">
      <style:text-properties fo:font-size="12pt" officeooo:rsid="0071dd41" style:font-size-asian="12pt" style:font-size-complex="12pt"/>
    </style:style>
    <style:style style:name="T119" style:family="text">
      <style:text-properties fo:font-size="12pt" fo:font-style="italic" officeooo:rsid="0071dd41" style:font-size-asian="12pt" style:font-style-asian="italic" style:font-size-complex="12pt" style:font-style-complex="italic"/>
    </style:style>
    <style:style style:name="T120" style:family="text">
      <style:text-properties fo:font-size="12pt" fo:font-style="normal" officeooo:rsid="0071dd41" style:font-size-asian="12pt" style:font-style-asian="normal" style:font-size-complex="12pt" style:font-style-complex="normal"/>
    </style:style>
    <style:style style:name="T121" style:family="text">
      <style:text-properties fo:font-weight="normal" officeooo:rsid="00480514" style:font-weight-asian="normal" style:font-weight-complex="normal"/>
    </style:style>
    <style:style style:name="T122" style:family="text">
      <style:text-properties fo:font-style="normal" officeooo:rsid="005af861" style:font-style-asian="normal" style:font-style-complex="normal"/>
    </style:style>
    <style:style style:name="T123" style:family="text">
      <style:text-properties fo:font-style="normal" officeooo:rsid="005c1fb3" style:font-style-asian="normal" style:font-style-complex="normal"/>
    </style:style>
    <style:style style:name="T124" style:family="text">
      <style:text-properties fo:font-style="normal" officeooo:rsid="005eab15" style:font-style-asian="normal" style:font-style-complex="normal"/>
    </style:style>
    <style:style style:name="T125" style:family="text">
      <style:text-properties fo:font-style="normal" officeooo:rsid="006b23da" style:font-style-asian="normal" style:font-style-complex="normal"/>
    </style:style>
    <style:style style:name="T126" style:family="text">
      <style:text-properties fo:font-style="normal" officeooo:rsid="006ba4a2" style:font-style-asian="normal" style:font-style-complex="normal"/>
    </style:style>
    <style:style style:name="T127" style:family="text">
      <style:text-properties fo:font-style="normal" officeooo:rsid="006c7323" style:font-style-asian="normal" style:font-style-complex="normal"/>
    </style:style>
    <style:style style:name="T128" style:family="text">
      <style:text-properties style:text-position="super 58%" style:font-name="Liberation Serif" fo:font-size="12pt" fo:font-style="italic" officeooo:rsid="00480514" style:font-size-asian="12pt" style:font-style-asian="italic" style:font-size-complex="12pt" style:font-style-complex="italic"/>
    </style:style>
    <style:style style:name="T129" style:family="text">
      <style:text-properties style:text-position="super 58%" officeooo:rsid="006c7323"/>
    </style:style>
    <style:style style:name="T130" style:family="text">
      <style:text-properties style:text-position="super 58%" officeooo:rsid="006f1ff3"/>
    </style:style>
    <style:style style:name="T131" style:family="text">
      <style:text-properties style:text-position="0% 100%" style:font-name="Liberation Serif" fo:font-size="12pt" fo:font-style="italic" officeooo:rsid="00480514" style:font-size-asian="12pt" style:font-style-asian="italic" style:font-size-complex="12pt" style:font-style-complex="italic"/>
    </style:style>
    <style:style style:name="T132" style:family="text">
      <style:text-properties style:text-position="0% 100%" style:font-name="Liberation Serif1" officeooo:rsid="004e61a6" style:font-name-asian="Liberation Serif1" style:font-name-complex="Liberation Serif1"/>
    </style:style>
    <style:style style:name="T133" style:family="text">
      <style:text-properties style:text-position="0% 100%" style:font-name="OpenSymbol" fo:font-size="12pt" officeooo:rsid="004e61a6" style:font-name-asian="OpenSymbol" style:font-size-asian="12pt" style:font-name-complex="OpenSymbol" style:font-size-complex="12pt"/>
    </style:style>
    <style:style style:name="T134"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35" style:family="text">
      <style:text-properties style:text-position="0% 100%" style:font-name="OpenSymbol" fo:font-size="12pt" fo:font-style="normal" fo:font-weight="normal" officeooo:rsid="004e61a6" style:font-name-asian="OpenSymbol" style:font-size-asian="12pt" style:font-style-asian="normal" style:font-weight-asian="normal" style:font-name-complex="OpenSymbol" style:font-size-complex="12pt" style:font-style-complex="normal" style:font-weight-complex="normal"/>
    </style:style>
    <style:style style:name="T136" style:family="text">
      <style:text-properties style:text-position="0% 100%" style:font-name="OpenSymbol" fo:font-style="italic" officeooo:rsid="004e61a6" style:font-name-asian="OpenSymbol" style:font-style-asian="italic" style:font-name-complex="OpenSymbol" style:font-style-complex="italic"/>
    </style:style>
    <style:style style:name="T137" style:family="text">
      <style:text-properties style:text-position="0% 100%" style:font-name="OpenSymbol" officeooo:rsid="004e61a6" style:font-name-asian="OpenSymbol" style:font-name-complex="OpenSymbol"/>
    </style:style>
    <style:style style:name="T138" style:family="text">
      <style:text-properties style:text-position="0% 100%" style:font-name="OpenSymbol" fo:font-weight="normal" officeooo:rsid="004e61a6" style:font-name-asian="OpenSymbol" style:font-weight-asian="normal" style:font-name-complex="OpenSymbol" style:font-weight-complex="normal"/>
    </style:style>
    <style:style style:name="T139" style:family="text">
      <style:text-properties style:text-position="0% 100%" officeooo:rsid="006fb83a"/>
    </style:style>
    <style:style style:name="T140" style:family="text">
      <style:text-properties style:font-name="Liberation Serif1" officeooo:rsid="004e61a6" style:font-name-asian="Liberation Serif1" style:font-name-complex="Liberation Serif1"/>
    </style:style>
    <style:style style:name="T141" style:family="text">
      <style:text-properties style:font-name="Liberation Serif1" fo:font-size="12pt" officeooo:rsid="004e61a6" style:font-name-asian="Liberation Serif1" style:font-size-asian="12pt" style:font-name-complex="Liberation Serif1" style:font-size-complex="12pt"/>
    </style:style>
    <style:style style:name="T142" style:family="text">
      <style:text-properties style:font-name="OpenSymbol" officeooo:rsid="004e61a6" style:font-name-asian="OpenSymbol" style:font-name-complex="OpenSymbol"/>
    </style:style>
    <style:style style:name="T143" style:family="text">
      <style:text-properties style:font-name="OpenSymbol" officeooo:rsid="0067dbc0" style:font-name-asian="OpenSymbol" style:font-name-complex="OpenSymbol"/>
    </style:style>
    <style:style style:name="T144" style:family="text">
      <style:text-properties style:font-name="OpenSymbol" officeooo:rsid="00537a88" style:font-name-asian="OpenSymbol" style:font-name-complex="OpenSymbol"/>
    </style:style>
    <style:style style:name="T145" style:family="text">
      <style:text-properties style:font-name="OpenSymbol" officeooo:rsid="006ba4a2" style:font-name-asian="OpenSymbol" style:font-name-complex="OpenSymbol"/>
    </style:style>
    <style:style style:name="T146" style:family="text">
      <style:text-properties style:font-name="OpenSymbol" officeooo:rsid="006dbbd3" style:font-name-asian="OpenSymbol" style:font-name-complex="OpenSymbol"/>
    </style:style>
    <style:style style:name="T147"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148" style:family="text">
      <style:text-properties style:font-name="OpenSymbol" fo:font-size="12pt" officeooo:rsid="004e61a6" style:font-name-asian="OpenSymbol" style:font-size-asian="12pt" style:font-name-complex="OpenSymbol" style:font-size-complex="12pt"/>
    </style:style>
    <style:style style:name="T149" style:family="text">
      <style:text-properties style:font-name="OpenSymbol" fo:font-size="12pt" officeooo:rsid="004ebdda" style:font-name-asian="OpenSymbol" style:font-size-asian="12pt" style:font-name-complex="OpenSymbol" style:font-size-complex="12pt"/>
    </style:style>
    <style:style style:name="T150" style:family="text">
      <style:text-properties style:font-name="OpenSymbol" fo:font-size="12pt" officeooo:rsid="00537a88" style:font-name-asian="OpenSymbol" style:font-size-asian="12pt" style:font-name-complex="OpenSymbol" style:font-size-complex="12pt"/>
    </style:style>
    <style:style style:name="T151" style:family="text">
      <style:text-properties style:font-name="OpenSymbol" fo:font-size="12pt" fo:font-style="italic" officeooo:rsid="004ebdda" style:font-name-asian="Times New Roman" style:font-size-asian="12pt" style:font-style-asian="italic" style:font-name-complex="Times New Roman" style:font-size-complex="12pt" style:font-style-complex="italic"/>
    </style:style>
    <style:style style:name="T152" style:family="text">
      <style:text-properties style:font-name="OpenSymbol" fo:font-size="12pt" officeooo:rsid="004ebdda" style:font-name-asian="Times New Roman" style:font-size-asian="12pt" style:font-name-complex="Times New Roman" style:font-size-complex="12pt"/>
    </style:style>
    <style:style style:name="T153" style:family="text">
      <style:text-properties style:font-name="OpenSymbol" officeooo:rsid="006c7323" style:font-name-asian="Times New Roman" style:font-name-complex="Times New Roman"/>
    </style:style>
    <style:style style:name="T154" style:family="text">
      <style:text-properties style:font-name="OpenSymbol" officeooo:rsid="006dbbd3" style:font-name-asian="Times New Roman" style:font-name-complex="Times New Roman"/>
    </style:style>
    <style:style style:name="T155" style:family="text">
      <style:text-properties style:font-name="OpenSymbol" fo:font-style="italic" officeooo:rsid="004e61a6" style:font-name-asian="OpenSymbol" style:font-style-asian="italic" style:font-name-complex="OpenSymbol" style:font-style-complex="italic"/>
    </style:style>
    <style:style style:name="T156" style:family="text">
      <style:text-properties style:font-name="OpenSymbol" fo:font-style="italic" officeooo:rsid="006ba4a2" style:font-name-asian="OpenSymbol" style:font-style-asian="italic" style:font-name-complex="OpenSymbol" style:font-style-complex="italic"/>
    </style:style>
    <style:style style:name="T157" style:family="text">
      <style:text-properties officeooo:rsid="005a70e8"/>
    </style:style>
    <style:style style:name="T158" style:family="text">
      <style:text-properties officeooo:rsid="005af861"/>
    </style:style>
    <style:style style:name="T159" style:family="text">
      <style:text-properties officeooo:rsid="005c1fb3"/>
    </style:style>
    <style:style style:name="T160" style:family="text">
      <style:text-properties officeooo:rsid="005eab15"/>
    </style:style>
    <style:style style:name="T161" style:family="text">
      <style:text-properties officeooo:rsid="00603878"/>
    </style:style>
    <style:style style:name="T162" style:family="text">
      <style:text-properties officeooo:rsid="00617e42"/>
    </style:style>
    <style:style style:name="T163" style:family="text">
      <style:text-properties officeooo:rsid="0063932d"/>
    </style:style>
    <style:style style:name="T164" style:family="text">
      <style:text-properties officeooo:rsid="006549cb"/>
    </style:style>
    <style:style style:name="T165" style:family="text">
      <style:text-properties officeooo:rsid="0066eae5"/>
    </style:style>
    <style:style style:name="T166" style:family="text">
      <style:text-properties officeooo:rsid="0067dbc0"/>
    </style:style>
    <style:style style:name="T167" style:family="text">
      <style:text-properties style:font-name="Times New Roman" fo:font-style="normal" officeooo:rsid="006ba4a2" style:font-name-asian="Times New Roman" style:font-style-asian="normal" style:font-name-complex="Times New Roman" style:font-style-complex="normal"/>
    </style:style>
    <style:style style:name="T168" style:family="text">
      <style:text-properties officeooo:rsid="006b23da"/>
    </style:style>
    <style:style style:name="T169" style:family="text">
      <style:text-properties officeooo:rsid="006c7323"/>
    </style:style>
    <style:style style:name="T170" style:family="text">
      <style:text-properties officeooo:rsid="006dbbd3"/>
    </style:style>
    <style:style style:name="T171" style:family="text">
      <style:text-properties officeooo:rsid="006ddc1d"/>
    </style:style>
    <style:style style:name="T172" style:family="text">
      <style:text-properties officeooo:rsid="006f1ff3"/>
    </style:style>
    <style:style style:name="T173" style:family="text">
      <style:text-properties style:text-position="33% 58%" officeooo:rsid="006f1ff3"/>
    </style:style>
    <style:style style:name="T174" style:family="text">
      <style:text-properties style:text-position="33% 58%" style:font-name="OpenSymbol" officeooo:rsid="006c7323" style:font-name-asian="Times New Roman" style:font-name-complex="Times New Roman"/>
    </style:style>
    <style:style style:name="T175" style:family="text">
      <style:text-properties officeooo:rsid="006fb83a"/>
    </style:style>
    <style:style style:name="T176" style:family="text">
      <style:text-properties officeooo:rsid="0071dd41"/>
    </style:style>
    <style:style style:name="T177" style:family="text">
      <style:text-properties officeooo:rsid="007472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8"><text:span text:style-name="T1">Computer Science</text:span> 4<text:span text:style-name="T1">3</text:span>3 <text:span text:style-name="T1">-Artificial Intelligence</text:span></text:p>
      <text:p text:style-name="P27">Dr. Robert Kremer</text:p>
      <text:p text:style-name="P42"><text:span text:style-name="T78">Assignment 1: Set Based Search and Or Tree Based Search</text:span></text:p>
      <text:p text:style-name="P27"/>
      <text:p text:style-name="P27">Group 8</text:p>
      <text:p text:style-name="P29"><text:span text:style-name="T1">Todd Bennet, Sean Brown, </text:span><text:span text:style-name="T19"><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9"><text:soft-page-break/><text:span text:style-name="T45">/*************************************************************</text:span></text:p>
      <text:p text:style-name="P60"><text:span text:style-name="T46">TODO LIST: </text:span></text:p>
      <text:p text:style-name="P60"><text:span text:style-name="T47">- Finalize SBS:</text:span></text:p>
      <text:p text:style-name="P60"><text:span text:style-name="T47"><text:tab/>- Search Process </text:span><text:span text:style-name="T50">(Taken – Alex) </text:span></text:p>
      <text:p text:style-name="P60"><text:span text:style-name="T47"><text:tab/>- Search Instance</text:span></text:p>
      <text:p text:style-name="P60"><text:span text:style-name="T47"><text:tab/>- Example</text:span></text:p>
      <text:p text:style-name="P60"><text:span text:style-name="T47"><text:tab/>- Implementation Ideas</text:span></text:p>
      <text:p text:style-name="P60"><text:span text:style-name="T47"/></text:p>
      <text:p text:style-name="P61"><text:span text:style-name="T48">- Finalize Otree:</text:span></text:p>
      <text:p text:style-name="P61"><text:span text:style-name="T48"><text:tab/>- Intro</text:span></text:p>
      <text:p text:style-name="P61"><text:span text:style-name="T47"><text:tab/>- Search Model</text:span></text:p>
      <text:p text:style-name="P61"><text:span text:style-name="T47"><text:tab/>- Search Process</text:span></text:p>
      <text:p text:style-name="P61"><text:span text:style-name="T47"><text:tab/>- Search Instance</text:span></text:p>
      <text:p text:style-name="P61"><text:span text:style-name="T47"><text:tab/>- Example</text:span></text:p>
      <text:p text:style-name="P61"><text:span text:style-name="T47"><text:tab/>- Implementation Ideas</text:span></text:p>
      <text:p text:style-name="P61"><text:span text:style-name="T48"/></text:p>
      <text:p text:style-name="P61"><text:span text:style-name="T48">- References:</text:span></text:p>
      <text:p text:style-name="P61"><text:span text:style-name="T48"><text:tab/>- Kremer's Notes</text:span></text:p>
      <text:p text:style-name="P61"><text:span text:style-name="T48"><text:tab/>- Andrew's Notes</text:span></text:p>
      <text:p text:style-name="P61"><text:span text:style-name="T48"><text:tab/>- Sisyphus I Problem</text:span></text:p>
      <text:p text:style-name="P61"><text:span text:style-name="T48"><text:tab/>- Any tips and trick pages you guys find</text:span></text:p>
      <text:p text:style-name="P61"><text:span text:style-name="T48"><text:tab/></text:span><text:span text:style-name="T53">- Fix up references throughout the paper</text:span></text:p>
      <text:p text:style-name="P61"><text:span text:style-name="T53"/></text:p>
      <text:p text:style-name="P62"><text:span text:style-name="T53">- General:</text:span></text:p>
      <text:p text:style-name="P62"><text:span text:style-name="T53"><text:tab/>- </text:span><text:span text:style-name="T54">Group </text:span><text:span text:style-name="T53">Edit until Monday 11:00PM. After this point, Alex will <text:tab/>take over, format, edit and finish up </text:span></text:p>
      <text:p text:style-name="P59"><text:span text:style-name="T45">*************************************************************/</text:span></text:p>
      <text:p text:style-name="P59"><text:span text:style-name="T45"/></text:p>
      <text:p text:style-name="P63"><text:span text:style-name="T59">Set Based Searc</text:span><text:span text:style-name="T62">h</text:span></text:p>
      <text:p text:style-name="P24"/>
      <text:p text:style-name="P57"><text:span text:style-name="T78">In choosing a set based search, we choose to imitate nature and genetics. </text:span>We create a population of solutions <text:span text:style-name="T78">to our problem</text:span>, <text:span text:style-name="T78">and mutate or combine them in order to breed the fittest possible solution </text:span><text:span text:style-name="T79">given some resource limitation</text:span><text:span text:style-name="T78">. </text:span><text:span text:style-name="T79">For our </text:span><text:span text:style-name="T6">Sisyphus I</text:span><text:span text:style-name="T79">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span></text:p>
      <text:p text:style-name="P57"><text:soft-page-break/><text:span text:style-name="T79"/></text:p>
      <text:p text:style-name="P52"><text:span text:style-name="T44">Search Mode</text:span><text:span text:style-name="T49">l</text:span></text:p>
      <text:p text:style-name="P5"/>
      <text:p text:style-name="P66"><text:span text:style-name="T80">For our purposes, we define our search model as pe</text:span><text:span text:style-name="T121">r </text:span><text:span text:style-name="T81">Jörg Denzinger's definition (Kremer, 2013). </text:span></text:p>
      <text:p text:style-name="P66"><text:span text:style-name="T81"/></text:p>
      <text:p text:style-name="P65"><text:span text:style-name="T82">A</text:span><text:span text:style-name="T87">SET</text:span><text:span text:style-name="T82"> = (S</text:span><text:span text:style-name="T87">SET</text:span><text:span text:style-name="T82">, T</text:span><text:span text:style-name="T87">SET</text:span><text:span text:style-name="T82">)</text:span></text:p>
      <text:p text:style-name="P66"><text:span text:style-name="T81"/></text:p>
      <text:p text:style-name="P66"><text:span text:style-name="T81">Where </text:span><text:span text:style-name="T82">A</text:span><text:span text:style-name="T88">SET</text:span><text:span text:style-name="T81"> is the search model, </text:span><text:span text:style-name="T82">S</text:span><text:span text:style-name="T88">SET</text:span><text:span text:style-name="T81"> is the search state, and </text:span><text:span text:style-name="T82">T</text:span><text:span text:style-name="T88">SET</text:span><text:span text:style-name="T81"> is the set of transition rules.</text:span></text:p>
      <text:p text:style-name="P64"><text:span text:style-name="T81"/></text:p>
      <text:p text:style-name="P70"><text:span text:style-name="T95">Search States</text:span></text:p>
      <text:p text:style-name="P64"><text:span text:style-name="T81"/></text:p>
      <text:p text:style-name="P68"><text:span text:style-name="T91">We define the </text:span><text:span text:style-name="T83">S</text:span><text:span text:style-name="T89">SET</text:span><text:span text:style-name="T91"> to be the </text:span><text:span text:style-name="T93">set of all possible fact </text:span><text:span text:style-name="T94">sets</text:span><text:span text:style-name="T91">. </text:span><text:span text:style-name="T92">In the case of the </text:span><text:span text:style-name="T84">Sisyphus I</text:span><text:span text:style-name="T92"> problem (Kremer, 2013 [Accurate?]), we define a fact to be a </text:span><text:span text:style-name="T84">viable</text:span><text:span text:style-name="T92"> room assigning. Similarly, we say a room assigning is </text:span><text:span text:style-name="T84">viable</text:span><text:span text:style-name="T92"> if </text:span><text:span text:style-name="T93">and only i</text:span><text:span text:style-name="T92">f it violates no hard constraints. </text:span></text:p>
      <text:p text:style-name="P99"><text:span text:style-name="T98"/></text:p>
      <text:p text:style-name="P58"><text:span text:style-name="T111">S</text:span><text:span text:style-name="T33">SET</text:span><text:span text:style-name="T111"> = 2</text:span><text:span text:style-name="T128">F</text:span></text:p>
      <text:p text:style-name="P58"><text:span text:style-name="T131"/></text:p>
      <text:p text:style-name="P69"><text:span text:style-name="T92">As such, </text:span><text:span text:style-name="T85">S</text:span><text:span text:style-name="T90">SET</text:span><text:span text:style-name="T92"> is the set of all possible </text:span><text:span text:style-name="T94">sets of </text:span><text:span text:style-name="T92">room assignings, </text:span><text:span text:style-name="T94">which directly translates into </text:span><text:span text:style-name="T86">S</text:span><text:span text:style-name="T94"> being the power set of all room assignings. </text:span></text:p>
      <text:p text:style-name="P67"><text:span text:style-name="T92"/></text:p>
      <text:p text:style-name="P71"><text:span text:style-name="T96">Transition </text:span><text:span text:style-name="T97">(Extension)</text:span><text:span text:style-name="T96"> Rules</text:span></text:p>
      <text:p text:style-name="P67"><text:span text:style-name="T92"><text:s/></text:span></text:p>
      <text:p text:style-name="P100"><text:span text:style-name="T100">Our transition rules define the set of legal changes between search states. </text:span><text:span text:style-name="T99">We chose to implement a specific version of Set Based Search known as a </text:span><text:span text:style-name="T107">genetic algorithm</text:span><text:span text:style-name="T99">. Genetic algorithms have two defining transition rules: </text:span><text:span text:style-name="T107">mutation</text:span><text:span text:style-name="T99"> and </text:span><text:span text:style-name="T107">combination</text:span><text:span text:style-name="T99">. Mutation involves changing one individual within the population. </text:span><text:span text:style-name="T100">Combination involves taking two facts and combining their information in some way such </text:span><text:span text:style-name="T101">that one or more offspring are produced. Using these, if we use </text:span><text:span text:style-name="T108">mutation</text:span><text:span text:style-name="T112"> or </text:span><text:span text:style-name="T108">combination</text:span><text:span text:style-name="T112"> to get there. </text:span></text:p>
      <text:p text:style-name="P43"><text:span text:style-name="T99"/></text:p>
      <text:p text:style-name="P44"><text:span text:style-name="T100">T</text:span><text:span text:style-name="T32">SET</text:span><text:span text:style-name="T100"> = </text:span><text:span text:style-name="T101">{(s, s') | </text:span><text:span text:style-name="T147">∃</text:span><text:span text:style-name="T101"> </text:span><text:span text:style-name="T101">A → B </text:span><text:span text:style-name="T133">∈</text:span><text:span text:style-name="T101"> Ext </text:span><text:span text:style-name="T141">●</text:span><text:span text:style-name="T101"> (A </text:span><text:span text:style-name="T148">⊆</text:span><text:span text:style-name="T113"> </text:span><text:span text:style-name="T101">s) </text:span><text:span text:style-name="T148">∧</text:span><text:span text:style-name="T101"> (s' = (s-A) </text:span><text:span text:style-name="T148">∪</text:span><text:span text:style-name="T101"> B)}</text:span></text:p>
      <text:p text:style-name="P43"><text:span text:style-name="T99"/></text:p>
      <text:p text:style-name="P45"><text:span text:style-name="T102">Ext = {A → B | A, B </text:span><text:span text:style-name="T133">∈</text:span><text:span text:style-name="T102"> F}</text:span></text:p>
      <text:p text:style-name="P98"><text:span text:style-name="T99"/></text:p>
      <text:p text:style-name="P101"><text:span text:style-name="T102">Given the </text:span><text:span text:style-name="T109">Sisyphus I</text:span><text:span text:style-name="T102"> room assignment problem, we define mutation as the moving of one <text:s text:c="2"/>person from one office to another. We define this formally </text:span><text:span text:style-name="T105">below</text:span><text:span text:style-name="T102">. </text:span></text:p>
      <text:p text:style-name="P101"><text:span text:style-name="T102"/></text:p>
      <table:table table:name="Table1" table:style-name="Table1">
        <table:table-column table:style-name="Table1.A"/>
        <table:table-column table:style-name="Table1.B"/>
        <table:table-column table:style-name="Table1.C"/>
        <table:table-row>
          <table:table-cell table:style-name="Table1.A1" office:value-type="string">
            <text:p text:style-name="P46"><text:span text:style-name="T102"/></text:p>
            <text:p text:style-name="P46"><text:span text:style-name="T102">Mut</text:span></text:p>
          </table:table-cell>
          <table:table-cell table:style-name="Table1.A1" office:value-type="string">
            <text:p text:style-name="P46"><text:span text:style-name="T115"><text:s/></text:span></text:p>
            <text:p text:style-name="P46"><text:span text:style-name="T115">=</text:span></text:p>
          </table:table-cell>
          <table:table-cell table:style-name="Table1.A1" office:value-type="string">
            <text:p text:style-name="P47"><text:span text:style-name="T102">{A → B | </text:span><text:span text:style-name="T147">∃</text:span><text:span text:style-name="T102"> p,</text:span><text:span text:style-name="T104">q</text:span><text:span text:style-name="T102"> </text:span><text:span text:style-name="T133">∈</text:span><text:span text:style-name="T102"> A st. p,</text:span><text:span text:style-name="T104">q</text:span><text:span text:style-name="T102"> </text:span><text:span text:style-name="T133">∈</text:span><text:span text:style-name="T102"> B </text:span><text:span text:style-name="T148">∧ </text:span><text:span text:style-name="T102">inRoom(</text:span><text:span text:style-name="T104">p, A) =inRoom(q, B) </text:span><text:span text:style-name="T148">∧</text:span><text:span text:style-name="T104"> inRoom(q, A) = inRoom(p,B)</text:span><text:span text:style-name="T102"> <text:s/></text:span><text:span text:style-name="T141">●</text:span><text:span text:style-name="T102"> p </text:span><text:span text:style-name="T149">≠</text:span><text:span text:style-name="T102"> </text:span><text:span text:style-name="T152">φ</text:span><text:span text:style-name="T114"> </text:span><text:span text:style-name="T141">●</text:span></text:p>
            <text:p text:style-name="P47"><text:soft-page-break/><text:span text:style-name="T150">∀ </text:span><text:span text:style-name="T104">r </text:span><text:span text:style-name="T133">∈ </text:span><text:span text:style-name="T104">A, r </text:span><text:span text:style-name="T133">∈ </text:span><text:span text:style-name="T104">B, q </text:span><text:span text:style-name="T149">≠</text:span><text:span text:style-name="T104"> p, q, inRoom(r, A) = inRoom(r, B)</text:span><text:span text:style-name="T116">}</text:span><text:span text:style-name="T115"> </text:span></text:p>
          </table:table-cell>
        </table:table-row>
      </table:table>
      <text:p text:style-name="P101"><text:span text:style-name="T104"/></text:p>
      <text:p text:style-name="P102"><text:span text:style-name="T110">Mutation</text:span><text:span text:style-name="T104"> is, then, a change of state such that we swap the room assignment of some person in </text:span><text:span text:style-name="T105">fact</text:span><text:span text:style-name="T104"> A with another possibly-null person's assignment within B. All other persons remain unchanged, and both states must be viable. Note that </text:span><text:span text:style-name="T151">φ</text:span><text:span text:style-name="T104"> represents the null person, a placeholder person for a vacancy within the room. </text:span></text:p>
      <text:p text:style-name="P104"><text:span text:style-name="T103"/></text:p>
      <text:p text:style-name="P103"><text:span text:style-name="T105">Upon consideration and correspondence with Dr. Robert Kremer (2013), we have decided not to implement combination within our algorithm. </text:span><text:span text:style-name="T106">Given the time limitation of our SBS, and the relative complexity of determining a viable solution by combination, its inclusion could actually be a detriment within our algorithm. </text:span></text:p>
      <text:p text:style-name="P5"/>
      <text:p text:style-name="P53"><text:span text:style-name="T44">Search </text:span><text:span text:style-name="T51">Process</text:span><text:span text:style-name="T52"> </text:span><text:span text:style-name="T61"><text:tab/></text:span></text:p>
      <text:p text:style-name="P56"><text:span text:style-name="T18"/></text:p>
      <text:p text:style-name="P97"><text:span text:style-name="T158">Our search process defines how our search behaves from decision to decision. Formally this is written as below: </text:span></text:p>
      <text:p text:style-name="P56"><text:span text:style-name="T18"/></text:p>
      <text:p text:style-name="P53"><text:span text:style-name="T3">P</text:span><text:span text:style-name="T24">SET</text:span><text:span text:style-name="T20"> </text:span><text:span text:style-name="T3">= (A</text:span><text:span text:style-name="T24">SET</text:span><text:span text:style-name="T3">, Env</text:span><text:span text:style-name="T24">SET</text:span><text:span text:style-name="T3">, K</text:span><text:span text:style-name="T24">SET</text:span><text:span text:style-name="T3">)</text:span></text:p>
      <text:p text:style-name="P5"/>
      <text:p text:style-name="P51"><text:span text:style-name="T158">Where </text:span><text:span text:style-name="T7">P</text:span><text:span text:style-name="T25">SET</text:span><text:span text:style-name="T158"> is the search </text:span><text:span text:style-name="T7">process</text:span><text:span text:style-name="T122">,</text:span><text:span text:style-name="T158"> </text:span><text:span text:style-name="T7">A</text:span><text:span text:style-name="T25">SET</text:span><text:span text:style-name="T158"> is our </text:span><text:span text:style-name="T7">model</text:span><text:span text:style-name="T158">, </text:span><text:span text:style-name="T7">Env</text:span><text:span text:style-name="T25">SET</text:span><text:span text:style-name="T7"> </text:span><text:span text:style-name="T158">represents the search environment, and </text:span><text:span text:style-name="T7">K</text:span><text:span text:style-name="T25">SET</text:span><text:span text:style-name="T158"> represents the </text:span><text:span text:style-name="T7">control</text:span><text:span text:style-name="T158"> function. </text:span><text:span text:style-name="T159">As we have defined our model in a previous section, we must now formally define our search </text:span><text:span text:style-name="T8">environment </text:span><text:span text:style-name="T123">and </text:span><text:span text:style-name="T8">control</text:span><text:span text:style-name="T123">. </text:span></text:p>
      <text:p text:style-name="P56"><text:span text:style-name="T123"/></text:p>
      <text:p text:style-name="P35"><text:span text:style-name="T124">Environment</text:span></text:p>
      <text:p text:style-name="P56"><text:span text:style-name="T123"/></text:p>
      <text:p text:style-name="P106"><text:span text:style-name="T160">An environment must not be something that makes sense to include within the search state, or anything which may be prone to change (Kremer, 2013). </text:span><text:span text:style-name="T161">Thus, the environment is more of a choice rather than formal definition. </text:span></text:p>
      <text:p text:style-name="P106"><text:span text:style-name="T161"/></text:p>
      <text:p text:style-name="P107"><text:span text:style-name="T161">So let us define the search environment, </text:span><text:span text:style-name="T9">Env</text:span><text:span text:style-name="T26">SET</text:span><text:span text:style-name="T161">,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text:span text:style-name="T9">Env</text:span><text:span text:style-name="T26">SET</text:span><text:span text:style-name="T161">. </text:span></text:p>
      <text:p text:style-name="P25"/>
      <text:p text:style-name="P36"><text:span text:style-name="T160">Control Function</text:span></text:p>
      <text:p text:style-name="P25"/>
      <text:p text:style-name="P85"><text:span text:style-name="T162">Genetic algorithms have a unique emphasis on arbitrary decision making in order to produce the best results. Formally, we define a control function as follows: </text:span></text:p>
      <text:p text:style-name="P72"><text:span text:style-name="T162"/></text:p>
      <text:p text:style-name="P90"><text:soft-page-break/><text:span text:style-name="T162">K</text:span><text:span text:style-name="T34">SET</text:span><text:span text:style-name="T162">(s, e) = (s-A) </text:span><text:span text:style-name="T142">∪</text:span><text:span text:style-name="T162"> B</text:span></text:p>
      <text:p text:style-name="P72"><text:span text:style-name="T162"/></text:p>
      <text:p text:style-name="P83"><text:span text:style-name="T162">Where </text:span><text:span text:style-name="T10">s </text:span><text:span text:style-name="T162">is a particular search state and </text:span><text:span text:style-name="T10">e</text:span><text:span text:style-name="T162"> is a particular search environment. </text:span><text:span text:style-name="T163">We also have the following conditions. </text:span></text:p>
      <text:p text:style-name="P83"><text:span text:style-name="T163"/></text:p>
      <text:p text:style-name="P84"><text:span text:style-name="T165">A and B </text:span><text:span text:style-name="T168">must be</text:span><text:span text:style-name="T165"> facts such that moving from A to B is a valid extension rule. </text:span><text:span text:style-name="T166">Writen formally as: </text:span></text:p>
      <text:p text:style-name="P74"><text:span text:style-name="T11">A, B </text:span><text:span text:style-name="T136">∈</text:span><text:span text:style-name="T11"> <text:s/>F st. A → B </text:span><text:span text:style-name="T136">∈</text:span><text:span text:style-name="T11"> Ext</text:span></text:p>
      <text:p text:style-name="P77"><text:span text:style-name="T165"/></text:p>
      <text:p text:style-name="P78"><text:span text:style-name="T166">A </text:span><text:span text:style-name="T168">must be</text:span><text:span text:style-name="T166"> a </text:span><text:span text:style-name="T168">set of</text:span><text:span text:style-name="T166"> fact</text:span><text:span text:style-name="T168">s</text:span><text:span text:style-name="T166"> within the search state. Written formally as: </text:span></text:p>
      <text:p text:style-name="P78"><text:span text:style-name="T166"/></text:p>
      <text:p text:style-name="P75"><text:span text:style-name="T164">A </text:span><text:span text:style-name="T155">⊆</text:span><text:span text:style-name="T164"> s</text:span></text:p>
      <text:p text:style-name="P76"><text:span text:style-name="T164"/></text:p>
      <text:p text:style-name="P82"><text:span text:style-name="T166">The transition </text:span><text:span text:style-name="T12">A → B</text:span><text:span text:style-name="T166"> is the most valuable of all other available transitions. We can write this formally as follows, using </text:span><text:span text:style-name="T12">f</text:span><text:span text:style-name="T27">WERT</text:span><text:span text:style-name="T166"> to define a 'worth' function </text:span><text:span text:style-name="T168">and </text:span><text:span text:style-name="T13">f</text:span><text:span text:style-name="T28">SELECT</text:span><text:span text:style-name="T168"> to define a selection function</text:span><text:span text:style-name="T166">: </text:span></text:p>
      <text:p text:style-name="P78"><text:span text:style-name="T166"/></text:p>
      <text:p text:style-name="P92"><text:span text:style-name="T144">∀</text:span><text:span text:style-name="T164"> <text:s/>A</text:span><text:span text:style-name="T166">' → B' </text:span><text:span text:style-name="T137">∈ </text:span><text:span text:style-name="T166">Ext | A' </text:span><text:span text:style-name="T142">⊆</text:span><text:span text:style-name="T166"> s </text:span><text:span text:style-name="T140">●</text:span><text:span text:style-name="T166"> f</text:span><text:span text:style-name="T35">WERT</text:span><text:span text:style-name="T166">(A,B,e) </text:span><text:span text:style-name="T143">≤</text:span><text:span text:style-name="T166"> <text:s/>f</text:span><text:span text:style-name="T35">WERT</text:span><text:span text:style-name="T166">(A',B',e)</text:span></text:p>
      <text:p text:style-name="P73"><text:span text:style-name="T163"/></text:p>
      <text:p text:style-name="P93"><text:span text:style-name="T168">A → B = f</text:span><text:span text:style-name="T36">SELECT</text:span><text:span text:style-name="T168">({A' → B' | </text:span><text:span text:style-name="T144">∀ </text:span><text:span text:style-name="T168">A'' → B'' </text:span><text:span text:style-name="T137">∈ </text:span><text:span text:style-name="T168">Ext | A'' </text:span><text:span text:style-name="T142">⊆</text:span><text:span text:style-name="T168"> s </text:span><text:span text:style-name="T140">●</text:span><text:span text:style-name="T168"> </text:span></text:p>
      <text:p text:style-name="P93"><text:span text:style-name="T168"><text:tab/> <text:s text:c="6"/>f</text:span><text:span text:style-name="T36">WERT</text:span><text:span text:style-name="T168">(A',B',e) </text:span><text:span text:style-name="T143">≤</text:span><text:span text:style-name="T168"> f</text:span><text:span text:style-name="T36">WERT</text:span><text:span text:style-name="T168">(A'', B'', e)}, e)</text:span></text:p>
      <text:p text:style-name="P73"><text:span text:style-name="T163"/></text:p>
      <text:p text:style-name="P86"><text:span text:style-name="T168">Clearly, then, the power of our search control lies within our search </text:span><text:span text:style-name="T13">f</text:span><text:span text:style-name="T28">WERT</text:span><text:span text:style-name="T168"> and </text:span><text:span text:style-name="T13">f</text:span><text:span text:style-name="T28">SELECT</text:span><text:span text:style-name="T168">. <text:s/>We must define and tailor them for our </text:span><text:span text:style-name="T13">Sisyphus I </text:span><text:span text:style-name="T168">problem. </text:span><text:span text:style-name="T169">We define </text:span><text:span text:style-name="T13">f</text:span><text:span text:style-name="T28">WERT</text:span><text:span text:style-name="T169"> and</text:span><text:span text:style-name="T168"> </text:span><text:span text:style-name="T13">f</text:span><text:span text:style-name="T28">SELECT</text:span><text:span text:style-name="T169"> using</text:span><text:span text:style-name="T168"> Denzinger's definitions (Kremer, 2013) </text:span><text:span text:style-name="T169">below.</text:span></text:p>
      <text:p text:style-name="P80"/>
      <text:p text:style-name="P81"><text:span text:style-name="T168">Worth, defined by</text:span><text:span text:style-name="T13"> f</text:span><text:span text:style-name="T28">WERT</text:span><text:span text:style-name="T168">, takes the inputs of the start and end search states as well as the current environment to produce a heuristic value. While this can be any number, we are given integer values for our </text:span><text:span text:style-name="T13">Sisyphus I</text:span><text:span text:style-name="T125"> problem. Therefore, rather than working with </text:span><text:span text:style-name="T126">any real number,</text:span><text:span text:style-name="T156">ℜ,</text:span><text:span text:style-name="T167"> </text:span><text:span text:style-name="T125">we would work with </text:span><text:span text:style-name="T126">integers,</text:span><text:span text:style-name="T125"> </text:span><text:span text:style-name="T13">I </text:span><text:span text:style-name="T155">⊆</text:span><text:span text:style-name="T14"> </text:span><text:span text:style-name="T156">ℜ</text:span><text:span text:style-name="T125">. </text:span><text:span text:style-name="T126">However, the </text:span><text:span text:style-name="T127">interface</text:span><text:span text:style-name="T126"> definition still stands formally as follows: </text:span></text:p>
      <text:p text:style-name="P79"/>
      <text:p text:style-name="P94"><text:span text:style-name="T169">f</text:span><text:span text:style-name="T37">WERT</text:span><text:span text:style-name="T169">: 2</text:span><text:span text:style-name="T129">F</text:span><text:span text:style-name="T169"> </text:span><text:span text:style-name="T153">×</text:span><text:span text:style-name="T169"> 2</text:span><text:span text:style-name="T129">F</text:span><text:span text:style-name="T169"> </text:span><text:span text:style-name="T153">×</text:span><text:span text:style-name="T169"> Env → <text:s/></text:span><text:span text:style-name="T145">ℜ</text:span></text:p>
      <text:p text:style-name="P87"><text:span text:style-name="T169"/></text:p>
      <text:p text:style-name="P86"><text:span text:style-name="T169">The heuristic </text:span><text:span text:style-name="T170">value of </text:span><text:span text:style-name="T15">A → B</text:span><text:span text:style-name="T170"> is determined by summing up the already given </text:span><text:span text:style-name="T15">Sisyphus I</text:span><text:span text:style-name="T170"> heuristic assignment penalties for each assignment in the state. Given that they are of negative value, we want to assign facts that violate any hard constraint, such as </text:span><text:span text:style-name="T15">at most two people to a room</text:span><text:span text:style-name="T170">, a value of negative infinity. We write this formally as: </text:span></text:p>
      <text:p text:style-name="P86"/>
      <text:p text:style-name="P91"><text:span text:style-name="T170">f</text:span><text:span text:style-name="T38">WERT</text:span><text:span text:style-name="T170">(A, B, e) = -</text:span><text:span text:style-name="T146"></text:span><text:span text:style-name="T170"> </text:span><text:span text:style-name="T63">if</text:span><text:span text:style-name="T170"> </text:span><text:span text:style-name="T154">¬</text:span><text:span text:style-name="T170">isViable(B, e) </text:span><text:span text:style-name="T63">else</text:span><text:span text:style-name="T170"> </text:span><text:span text:style-name="T154">Σ</text:span><text:span text:style-name="T170"> heuristicValue(B, e), A → B </text:span><text:span text:style-name="T137">∈</text:span><text:span text:style-name="T170"> Env</text:span></text:p>
      <text:p text:style-name="P79"/>
      <text:p text:style-name="P88"><text:soft-page-break/><text:span text:style-name="T171">If there is a tie between two transitions, we use </text:span><text:span text:style-name="T16">f</text:span><text:span text:style-name="T29">SELECT</text:span><text:span text:style-name="T171"> in order to determine which transition to follow. </text:span><text:span text:style-name="T172">In a genetic algorithm, we want such choices to be as various as possible. Therefore, our </text:span><text:span text:style-name="T17">f</text:span><text:span text:style-name="T30">SELECT</text:span><text:span text:style-name="T172"> will simply choose randomly in the case of a tie.</text:span></text:p>
      <text:p text:style-name="P88"><text:span text:style-name="T172"/></text:p>
      <text:p text:style-name="P89"><text:span text:style-name="T172">The interface for </text:span><text:span text:style-name="T17">f</text:span><text:span text:style-name="T30">SELECT</text:span><text:span text:style-name="T172">, as defined by Denzinger (Kremer, 2013) is defined formally as follows:</text:span></text:p>
      <text:p text:style-name="P89"><text:span text:style-name="T172"/></text:p>
      <text:p text:style-name="P95"><text:span text:style-name="T172">f</text:span><text:span text:style-name="T39">SELECT</text:span><text:span text:style-name="T172"> : 2</text:span><text:span text:style-name="T173">2F </text:span><text:span text:style-name="T174">×</text:span><text:span text:style-name="T173"> 2F</text:span><text:span text:style-name="T172"> </text:span><text:span text:style-name="T153">×</text:span><text:span text:style-name="T172"> Env → 2</text:span><text:span text:style-name="T130">F</text:span><text:span text:style-name="T172"> </text:span><text:span text:style-name="T153">×</text:span><text:span text:style-name="T172"> 2</text:span><text:span text:style-name="T130">F</text:span></text:p>
      <text:p text:style-name="P89"><text:span text:style-name="T172"/></text:p>
      <text:p text:style-name="P96"><text:span text:style-name="T172">f</text:span><text:span text:style-name="T39">SELECT</text:span><text:span text:style-name="T172">(C, e) = A → B | C </text:span><text:span text:style-name="T142">⊆</text:span><text:span text:style-name="T166"> </text:span><text:span text:style-name="T175">T</text:span><text:span text:style-name="T40">SET</text:span><text:span text:style-name="T139"> </text:span><text:span text:style-name="T132">● </text:span><text:span text:style-name="T172">A → B </text:span><text:span text:style-name="T138">∈</text:span><text:span text:style-name="T172"> C </text:span><text:span text:style-name="T140">● </text:span><text:span text:style-name="T175">A → B = randomChoice(C)</text:span><text:span text:style-name="T172"> </text:span></text:p>
      <text:p text:style-name="P108"><text:span text:style-name="T168"/></text:p>
      <text:p text:style-name="P109"><text:span text:style-name="T118">Using these tools, we define our </text:span><text:span text:style-name="T119">K</text:span><text:span text:style-name="T42">SET</text:span><text:span text:style-name="T118"> as follows. Let </text:span><text:span text:style-name="T119">A, B </text:span><text:span text:style-name="T134">∈</text:span><text:span text:style-name="T119"> S</text:span><text:span text:style-name="T42">SET</text:span><text:span text:style-name="T118"> such that B is formed through</text:span><text:span text:style-name="T119"> halfKill(A UNION M)</text:span><text:span text:style-name="T118"> through </text:span><text:span text:style-name="T119">k</text:span><text:span text:style-name="T120"> mutations of random members of </text:span><text:span text:style-name="T119">A, </text:span><text:span text:style-name="T120">where A. <text:s/></text:span></text:p>
      <text:p text:style-name="P110"><text:span text:style-name="T176"/></text:p>
      <text:p text:style-name="P110"><text:span text:style-name="T176">/// CONTINUE HERE, </text:span><text:span text:style-name="T177">ALEX</text:span><text:span text:style-name="T176">!!! </text:span></text:p>
      <text:p text:style-name="P110"><text:span text:style-name="T176"/></text:p>
      <text:p text:style-name="P108"><text:span text:style-name="T117">Our control will have a 25% random population kill rate, then a 25% selective population kill rate such that we save 50% of the population in each iteration to keep the population a constant size. Ou</text:span>r fwert function will consider hard and soft constraints, putting hard constraint violations at negative infinite value. </text:p>
      <text:p text:style-name="P5"/>
      <text:p text:style-name="P3"><text:span text:style-name="T59">Search Instance <text:tab/></text:span><text:span text:style-name="T5">Ins</text:span><text:span text:style-name="T24">SET</text:span><text:span text:style-name="T5"> = (s</text:span><text:span text:style-name="T23">0</text:span><text:span text:style-name="T24">-SET</text:span><text:span text:style-name="T5">, G</text:span><text:span text:style-name="T24">SET</text:span><text:span text:style-name="T5">) </text:span></text:p>
      <text:p text:style-name="P5"/>
      <text:p text:style-name="P25">Our starting state will be a <text:span text:style-name="T73">set of </text:span><text:span text:style-name="T74">randomly generated solutions </text:span><text:span text:style-name="T75">from a random Or Tree search. </text:span></text:p>
      <text:p text:style-name="P32"/>
      <text:p text:style-name="P15"><text:span text:style-name="T75">Due to the computational cost of creating a </text:span><text:span text:style-name="T76">good 'approximate solution', we would not like to compute this value. Therefore, our goal state is simply when we run out of time, as mutations can always be applied. </text:span></text:p>
      <text:p text:style-name="P14"/>
      <text:p text:style-name="P33">Example</text:p>
      <text:p text:style-name="P5"/>
      <text:p text:style-name="P37">Need to include an example. I'm thinking... </text:p>
      <text:p text:style-name="P37"/>
      <text:p text:style-name="P39">5 People <text:tab/><text:tab/><text:tab/>3 Rooms</text:p>
      <text:p text:style-name="P37">1 Manager<text:tab/><text:tab/><text:tab/>1 Large</text:p>
      <text:p text:style-name="P37"><text:soft-page-break/>1 Team Lead<text:tab/><text:tab/><text:tab/>2 Small</text:p>
      <text:p text:style-name="P37">2 of Manager's team</text:p>
      <text:p text:style-name="P37">2 of Team Lead's Team</text:p>
      <text:p text:style-name="P5"/>
      <text:p text:style-name="P12">Notes and Development Ideas</text:p>
      <text:p text:style-name="P5"/>
      <text:p text:style-name="P5">Random thoughts on implementaitons and stuffs</text:p>
      <text:p text:style-name="P3"><text:span text:style-name="T1">//</text:span><text:span text:style-name="T55">Maxheap? Randomization? </text:span></text:p>
      <text:p text:style-name="P5"/>
      <text:p text:style-name="P11">Or Tree <text:span text:style-name="T78">Based </text:span>Search</text:p>
      <text:p text:style-name="P16"/>
      <text:p text:style-name="P20"><text:span text:style-name="T65">The idea behind an Or Tree is to treat each child of the source node as an alternative solution to a problem. Then, we wish to determine the best possible solution. Given the set of soft and hard constraints for the Constraint Satisfaction problem, we </text:span><text:span text:style-name="T66">wish to determine the best possible solution for assigning all people to an office. </text:span></text:p>
      <text:p text:style-name="Standard"/>
      <text:p text:style-name="P6"><text:span text:style-name="T57">Search Model <text:tab/></text:span><text:span text:style-name="T3">A</text:span><text:span text:style-name="T22">V</text:span><text:span text:style-name="T3"> = (S</text:span><text:span text:style-name="T22">V</text:span><text:span text:style-name="T3">, T</text:span><text:span text:style-name="T22">V</text:span><text:span text:style-name="T3">)</text:span></text:p>
      <text:p text:style-name="P6"/>
      <text:p text:style-name="P21">Our Or Tree search model can be defined in terms of our search state and our available transitions. </text:p>
      <text:p text:style-name="P21"/>
      <text:p text:style-name="P21">A search state within our model is a list of persons such that these persons are not assigned to a room. These persons are in ordered form such that team leaders, project leaders and managers are considered first and put in the largest office possible. </text:p>
      <text:p text:style-name="P21"/>
      <text:p text:style-name="P21">Our transitions will be the assignment of a person to a room. </text:p>
      <text:p text:style-name="P6"/>
      <text:p text:style-name="P6"><text:span text:style-name="T57">Search </text:span><text:span text:style-name="T60">Process <text:tab/></text:span><text:span text:style-name="T3">P</text:span><text:span text:style-name="T21">V</text:span><text:span text:style-name="T3"> = (A</text:span><text:span text:style-name="T21">V</text:span><text:span text:style-name="T3">, Env</text:span><text:span text:style-name="T21">V</text:span><text:span text:style-name="T3">, K</text:span><text:span text:style-name="T21">V</text:span><text:span text:style-name="T3">)</text:span></text:p>
      <text:p text:style-name="P6"/>
      <text:p text:style-name="P21">Our search model is defined as above. </text:p>
      <text:p text:style-name="P21"/>
      <text:p text:style-name="P8"><text:span text:style-name="T67">Our environment will be defined as the rooms available. </text:span><text:span text:style-name="T68">The persons assigned will be part of our search tree state. </text:span></text:p>
      <text:p text:style-name="P22"/>
      <text:p text:style-name="P9"><text:span text:style-name="T69">Our control will be such that we evaluate by the hard and soft constraints. A solution will be determined as unsolveable if it violates a hard constraint. Other solutions will be defined by f</text:span><text:span text:style-name="T31">Altern</text:span><text:span text:style-name="T69"> by their relative soft constraint worth, given in the list of solutions. Given that this is not a genetic algorithm, we really need no sort of randomization... </text:span></text:p>
      <text:p text:style-name="P6"/>
      <text:p text:style-name="P19"><text:span text:style-name="T59">Search Instance <text:tab/></text:span><text:span text:style-name="T5">Ins</text:span><text:span text:style-name="T21">V</text:span><text:span text:style-name="T5"> = (s</text:span><text:span text:style-name="T23">0</text:span><text:span text:style-name="T21">-V</text:span><text:span text:style-name="T5">, G</text:span><text:span text:style-name="T21">V</text:span><text:span text:style-name="T5">) </text:span></text:p>
      <text:p text:style-name="P6"/>
      <text:p text:style-name="P23"><text:soft-page-break/>Our initial search state will be the list of all rooms and all persons such that no person is assigned to any room. </text:p>
      <text:p text:style-name="P23"/>
      <text:p text:style-name="P7"><text:span text:style-name="T64">Our goal state will be to h</text:span><text:span text:style-name="T65">ave all persons assigned to a room, with all hard constraints satisfied. </text:span></text:p>
      <text:p text:style-name="P6"/>
      <text:p text:style-name="P34">Example</text:p>
      <text:p text:style-name="P10"/>
      <text:p text:style-name="P38">Need to include an example. I'm thinking... </text:p>
      <text:p text:style-name="P38"/>
      <text:p text:style-name="P40">5 People <text:tab/><text:tab/><text:tab/>3 Rooms</text:p>
      <text:p text:style-name="P38">1 Manager<text:tab/><text:tab/><text:tab/>1 Large</text:p>
      <text:p text:style-name="P38">1 Team Lead<text:tab/><text:tab/><text:tab/>2 Small</text:p>
      <text:p text:style-name="P38">2 of Manager's team</text:p>
      <text:p text:style-name="P38">2 of Team Lead's Team</text:p>
      <text:p text:style-name="P6"/>
      <text:p text:style-name="P55"><text:span text:style-name="T157"># DIAGRAMS WOULD DO WELL HERE!!! </text:span></text:p>
      <text:p text:style-name="P6"/>
      <text:p text:style-name="P13">Notes and Development Ideas</text:p>
      <text:p text:style-name="P6"/>
      <text:p text:style-name="P6">Random thoughts on implementaitons and stuffs</text:p>
      <text:p text:style-name="P6"/>
      <text:p text:style-name="P23">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3"/>
      <text:p text:style-name="P7"><text:span text:style-name="T64">Another note is that we wish to store our current set in a form of max heap. </text:span><text:span text:style-name="T70">All the given penalties are in the form of </text:span><text:span text:style-name="T71">a </text:span><text:span text:style-name="T72">negative penalty, we can store our current d/s as a min-heap. </text:span></text:p>
      <text:p text:style-name="P17"/>
      <text:p text:style-name="P2"><text:span text:style-name="T58">REFERENCES</text:span><text:span text:style-name="T2">: </text:span></text:p>
      <text:p text:style-name="P18"/>
      <text:p text:style-name="P2"><text:span text:style-name="T2">// </text:span><text:span text:style-name="T56">Kremer's and Andrew's notes </text:span></text:p>
      <text:p text:style-name="P30">// Should we find extra source(s)? <text:s/></text:p>
      <text:p text:style-name="P30"/>
      <text:p text:style-name="P30">// <text:span text:style-name="T77">Doesn't seem to be a whole lot out there in terms of where we should go.... </text:span></text:p>
      <text:p text:style-name="P48">// I think the notes should have to do... </text:p>
      <text:p text:style-name="P48"/>
      <text:p text:style-name="P18">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Lohit Hindi2" svg:font-family="'Lohit Hindi'"/>
    <style:font-face style:name="Liberation Serif1" svg:font-family="'Liberation Serif'" style:font-family-generic="roman"/>
    <style:font-face style:name="Apple Chancery" svg:font-family="'Apple Chancery'" style:font-pitch="variable"/>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8</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4T21:00:58</dc:date>
    <meta:editing-cycles>86</meta:editing-cycles>
    <meta:editing-duration>PT18H46M1S</meta:editing-duration>
    <meta:generator>LibreOffice/3.6$Linux_X86_64 LibreOffice_project/360m1$Build-2</meta:generator>
    <meta:document-statistic meta:table-count="1" meta:image-count="0" meta:object-count="0" meta:page-count="8" meta:paragraph-count="129" meta:word-count="1958" meta:character-count="10993" meta:non-whitespace-character-count="9050"/>
    <meta:user-defined meta:name="Info 1"/>
    <meta:user-defined meta:name="Info 2"/>
    <meta:user-defined meta:name="Info 3"/>
    <meta:user-defined meta:name="Info 4"/>
  </office:meta>
</office:document-meta>
</file>